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378cm"/>
    </style:style>
    <style:style style:name="co2" style:family="table-column">
      <style:table-column-properties fo:break-before="auto" style:column-width="11.0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579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2"/>
          <table:table-cell table:style-name="ce3" office:value-type="string" table:number-columns-spanned="3" table:number-rows-spanned="1">
            <text:p>dutchElite without combiner</text:p>
          </table:table-cell>
          <table:covered-table-cell table:style-name="ce2"/>
          <table:covered-table-cell table:style-name="ce2"/>
          <table:table-cell table:style-name="ce3" office:value-type="string" table:number-columns-spanned="3" table:number-rows-spanned="1">
            <text:p>dutchElite with combiner</text:p>
          </table:table-cell>
          <table:covered-table-cell table:style-name="ce2"/>
          <table:covered-table-cell table:style-name="ce2"/>
          <table:table-cell table:style-name="ce3" office:value-type="string" table:number-columns-spanned="3" table:number-rows-spanned="1">
            <text:p>Cnr 2005 without combiner</text:p>
          </table:table-cell>
          <table:covered-table-cell table:style-name="ce2"/>
          <table:covered-table-cell table:style-name="ce2"/>
          <table:table-cell table:style-name="ce3" office:value-type="string" table:number-columns-spanned="3" table:number-rows-spanned="1">
            <text:p>Cnr 2005 with combiner</text:p>
          </table:table-cell>
          <table:covered-table-cell table:style-name="ce2"/>
          <table:covered-table-cell table:style-name="ce2"/>
          <table:table-cell office:value-type="string">
            <text:p>dutchElite local</text:p>
          </table:table-cell>
          <table:table-cell office:value-type="string">
            <text:p>Cnr 2005 local</text:p>
          </table:table-cell>
        </table:table-row>
        <table:table-row table:style-name="ro2">
          <table:table-cell table:style-name="ce1"/>
          <table:table-cell table:style-name="ce2" office:value-type="string">
            <text:p>Counter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Reduc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Reduc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Reduc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Reduce</text:p>
          </table:table-cell>
          <table:table-cell table:style-name="ce2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7">
            <text:p>Job Counters:</text:p>
          </table:table-cell>
          <table:table-cell office:value-type="string">
            <text:p>SLOTS_MILLIS_MAPS</text:p>
          </table:table-cell>
          <table:table-cell table:number-columns-repeated="2" office:value-type="float" office:value="0">
            <text:p>0</text:p>
          </table:table-cell>
          <table:table-cell office:value-type="float" office:value="59015">
            <text:p>59015</text:p>
          </table:table-cell>
          <table:table-cell table:number-columns-repeated="2" office:value-type="float" office:value="0">
            <text:p>0</text:p>
          </table:table-cell>
          <table:table-cell office:value-type="float" office:value="58435">
            <text:p>58435</text:p>
          </table:table-cell>
          <table:table-cell table:number-columns-repeated="2" office:value-type="float" office:value="0">
            <text:p>0</text:p>
          </table:table-cell>
          <table:table-cell office:value-type="float" office:value="116595">
            <text:p>1165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Foglio1.T48" table:end-x="1.344cm" table:end-y="0.204cm" draw:z-index="15" draw:style-name="gr1" svg:width="20.154cm" svg:height="20.356cm" svg:x="0.685cm" svg:y="0.102cm">
              <draw:object draw:notify-on-update-of-ranges="Foglio1.B3:Foglio1.B3 Foglio1.B9:Foglio1.B9 Foglio1.I1:Foglio1.I1 Foglio1.K3:Foglio1.K3 Foglio1.K9:Foglio1.K9 Foglio1.P1:Foglio1.P1 Foglio1.P3:Foglio1.P3 Foglio1.P9:Foglio1.P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office:value-type="float" office:value="143783">
            <text:p>143783</text:p>
          </table:table-cell>
          <table:table-cell/>
          <table:table-cell table:style-name="ce4" table:formula="of:=149952 *2" office:value-type="float" office:value="299904">
            <text:p>299904</text:p>
          </table:table-cell>
        </table:table-row>
        <table:table-row table:style-name="ro2">
          <table:covered-table-cell/>
          <table:table-cell office:value-type="string">
            <text:p>Launched reduce task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Total time spent by all reduces waiting after reserving slots (ms)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Total time spent by all maps waiting after reserving slots (ms)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Launched map tasks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Data-local map tasks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SLOTS_MILLIS_REDUCES</text:p>
          </table:table-cell>
          <table:table-cell table:number-columns-repeated="2" office:value-type="float" office:value="0">
            <text:p>0</text:p>
          </table:table-cell>
          <table:table-cell office:value-type="float" office:value="10854">
            <text:p>10854</text:p>
          </table:table-cell>
          <table:table-cell table:number-columns-repeated="2" office:value-type="float" office:value="0">
            <text:p>0</text:p>
          </table:table-cell>
          <table:table-cell office:value-type="float" office:value="14194">
            <text:p>14194</text:p>
          </table:table-cell>
          <table:table-cell table:number-columns-repeated="2" office:value-type="float" office:value="0">
            <text:p>0</text:p>
          </table:table-cell>
          <table:table-cell office:value-type="float" office:value="78900">
            <text:p>78900</text:p>
          </table:table-cell>
          <table:table-cell table:number-columns-repeated="2" office:value-type="float" office:value="0">
            <text:p>0</text:p>
          </table:table-cell>
          <table:table-cell office:value-type="float" office:value="84197">
            <text:p>84197</text:p>
          </table:table-cell>
          <table:table-cell/>
          <table:table-cell table:formula="of:=132600*2" office:value-type="float" office:value="265200">
            <text:p>26520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File Output Format Counters:</text:p>
          </table:table-cell>
          <table:table-cell office:value-type="string">
            <text:p>Bytes Written</text:p>
          </table:table-cell>
          <table:table-cell office:value-type="float" office:value="0">
            <text:p>0</text:p>
          </table:table-cell>
          <table:table-cell table:number-columns-repeated="2" office:value-type="float" office:value="39987">
            <text:p>39987</text:p>
          </table:table-cell>
          <table:table-cell office:value-type="float" office:value="0">
            <text:p>0</text:p>
          </table:table-cell>
          <table:table-cell table:number-columns-repeated="2" office:value-type="float" office:value="40768">
            <text:p>40768</text:p>
          </table:table-cell>
          <table:table-cell office:value-type="float" office:value="0">
            <text:p>0</text:p>
          </table:table-cell>
          <table:table-cell table:number-columns-repeated="2" office:value-type="float" office:value="2788529">
            <text:p>278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789405">
            <text:p>2789405</text:p>
          </table:table-cell>
          <table:table-cell table:number-columns-repeated="2"/>
        </table:table-row>
        <table:table-row table:style-name="ro2">
          <table:table-cell office:value-type="string">
            <text:p>File Input Format Counters:</text:p>
          </table:table-cell>
          <table:table-cell office:value-type="string">
            <text:p>Bytes Read</text:p>
          </table:table-cell>
          <table:table-cell office:value-type="float" office:value="49998">
            <text:p>49998</text:p>
          </table:table-cell>
          <table:table-cell office:value-type="float" office:value="0">
            <text:p>0</text:p>
          </table:table-cell>
          <table:table-cell table:number-columns-repeated="2" office:value-type="float" office:value="49998">
            <text:p>49998</text:p>
          </table:table-cell>
          <table:table-cell office:value-type="float" office:value="0">
            <text:p>0</text:p>
          </table:table-cell>
          <table:table-cell office:value-type="float" office:value="49998">
            <text:p>49998</text:p>
          </table:table-cell>
          <table:table-cell office:value-type="float" office:value="42672048">
            <text:p>42672048</text:p>
          </table:table-cell>
          <table:table-cell office:value-type="float" office:value="0">
            <text:p>0</text:p>
          </table:table-cell>
          <table:table-cell table:number-columns-repeated="2" office:value-type="float" office:value="42672048">
            <text:p>42672048</text:p>
          </table:table-cell>
          <table:table-cell office:value-type="float" office:value="0">
            <text:p>0</text:p>
          </table:table-cell>
          <table:table-cell office:value-type="float" office:value="42672048">
            <text:p>42672048</text:p>
          </table:table-cell>
          <table:table-cell table:number-columns-repeated="2"/>
        </table:table-row>
        <table:table-row table:style-name="ro2">
          <table:table-cell office:value-type="string">
            <text:p>FileSystemCounters:</text:p>
          </table:table-cell>
          <table:table-cell office:value-type="string">
            <text:p>FILE_BYTES_READ</text:p>
          </table:table-cell>
          <table:table-cell office:value-type="float" office:value="0">
            <text:p>0</text:p>
          </table:table-cell>
          <table:table-cell table:number-columns-repeated="2" office:value-type="float" office:value="90780">
            <text:p>90780</text:p>
          </table:table-cell>
          <table:table-cell office:value-type="float" office:value="0">
            <text:p>0</text:p>
          </table:table-cell>
          <table:table-cell table:number-columns-repeated="2" office:value-type="float" office:value="91777">
            <text:p>91777</text:p>
          </table:table-cell>
          <table:table-cell office:value-type="float" office:value="0">
            <text:p>0</text:p>
          </table:table-cell>
          <table:table-cell table:number-columns-repeated="2" office:value-type="float" office:value="4272260">
            <text:p>4272260</text:p>
          </table:table-cell>
          <table:table-cell office:value-type="float" office:value="0">
            <text:p>0</text:p>
          </table:table-cell>
          <table:table-cell table:number-columns-repeated="2" office:value-type="float" office:value="4273395">
            <text:p>427339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DFS_BYTES_READ</text:p>
          </table:table-cell>
          <table:table-cell office:value-type="float" office:value="51174">
            <text:p>51174</text:p>
          </table:table-cell>
          <table:table-cell office:value-type="float" office:value="0">
            <text:p>0</text:p>
          </table:table-cell>
          <table:table-cell table:number-columns-repeated="2" office:value-type="float" office:value="51174">
            <text:p>51174</text:p>
          </table:table-cell>
          <table:table-cell office:value-type="float" office:value="0">
            <text:p>0</text:p>
          </table:table-cell>
          <table:table-cell office:value-type="float" office:value="51174">
            <text:p>51174</text:p>
          </table:table-cell>
          <table:table-cell office:value-type="float" office:value="42673326">
            <text:p>42673326</text:p>
          </table:table-cell>
          <table:table-cell office:value-type="float" office:value="0">
            <text:p>0</text:p>
          </table:table-cell>
          <table:table-cell table:number-columns-repeated="2" office:value-type="float" office:value="42673326">
            <text:p>42673326</text:p>
          </table:table-cell>
          <table:table-cell office:value-type="float" office:value="0">
            <text:p>0</text:p>
          </table:table-cell>
          <table:table-cell office:value-type="float" office:value="42673326">
            <text:p>426733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_BYTES_WRITTEN</text:p>
          </table:table-cell>
          <table:table-cell office:value-type="float" office:value="260438">
            <text:p>260438</text:p>
          </table:table-cell>
          <table:table-cell office:value-type="float" office:value="111951">
            <text:p>111951</text:p>
          </table:table-cell>
          <table:table-cell office:value-type="float" office:value="372389">
            <text:p>372389</text:p>
          </table:table-cell>
          <table:table-cell office:value-type="float" office:value="262211">
            <text:p>262211</text:p>
          </table:table-cell>
          <table:table-cell office:value-type="float" office:value="113045">
            <text:p>113045</text:p>
          </table:table-cell>
          <table:table-cell office:value-type="float" office:value="375256">
            <text:p>375256</text:p>
          </table:table-cell>
          <table:table-cell office:value-type="float" office:value="4463000">
            <text:p>4463000</text:p>
          </table:table-cell>
          <table:table-cell office:value-type="float" office:value="4293417">
            <text:p>4293417</text:p>
          </table:table-cell>
          <table:table-cell office:value-type="float" office:value="8756417">
            <text:p>8756417</text:p>
          </table:table-cell>
          <table:table-cell office:value-type="float" office:value="4465044">
            <text:p>4465044</text:p>
          </table:table-cell>
          <table:table-cell office:value-type="float" office:value="4294653">
            <text:p>4294653</text:p>
          </table:table-cell>
          <table:table-cell office:value-type="float" office:value="8759697">
            <text:p>87596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DFS_BYTES_WRITTEN</text:p>
          </table:table-cell>
          <table:table-cell office:value-type="float" office:value="0">
            <text:p>0</text:p>
          </table:table-cell>
          <table:table-cell table:number-columns-repeated="2" office:value-type="float" office:value="39987">
            <text:p>39987</text:p>
          </table:table-cell>
          <table:table-cell office:value-type="float" office:value="0">
            <text:p>0</text:p>
          </table:table-cell>
          <table:table-cell table:number-columns-repeated="2" office:value-type="float" office:value="40768">
            <text:p>40768</text:p>
          </table:table-cell>
          <table:table-cell office:value-type="float" office:value="0">
            <text:p>0</text:p>
          </table:table-cell>
          <table:table-cell table:number-columns-repeated="2" office:value-type="float" office:value="2788529">
            <text:p>278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789405">
            <text:p>2789405</text:p>
          </table:table-cell>
          <table:table-cell table:number-columns-repeated="2"/>
        </table:table-row>
        <table:table-row table:style-name="ro2">
          <table:table-cell office:value-type="string">
            <text:p>Map-Reduce Framework:</text:p>
          </table:table-cell>
          <table:table-cell office:value-type="string">
            <text:p>Reduce input group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bine output records</text:p>
          </table:table-cell>
          <table:table-cell table:number-columns-repeated="3" office:value-type="float" office:value="0">
            <text:p>0</text:p>
          </table:table-cell>
          <table:table-cell office:value-type="float" office:value="4792">
            <text:p>4792</text:p>
          </table:table-cell>
          <table:table-cell office:value-type="float" office:value="0">
            <text:p>0</text:p>
          </table:table-cell>
          <table:table-cell office:value-type="float" office:value="4792">
            <text:p>4792</text:p>
          </table:table-cell>
          <table:table-cell table:number-columns-repeated="3" office:value-type="float" office:value="0">
            <text:p>0</text:p>
          </table:table-cell>
          <table:table-cell office:value-type="float" office:value="118571">
            <text:p>118571</text:p>
          </table:table-cell>
          <table:table-cell office:value-type="float" office:value="0">
            <text:p>0</text:p>
          </table:table-cell>
          <table:table-cell office:value-type="float" office:value="118571">
            <text:p>11857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p input records</text:p>
          </table:table-cell>
          <table:table-cell office:value-type="float" office:value="5236">
            <text:p>5236</text:p>
          </table:table-cell>
          <table:table-cell office:value-type="float" office:value="0">
            <text:p>0</text:p>
          </table:table-cell>
          <table:table-cell table:number-columns-repeated="2" office:value-type="float" office:value="5236">
            <text:p>5236</text:p>
          </table:table-cell>
          <table:table-cell office:value-type="float" office:value="0">
            <text:p>0</text:p>
          </table:table-cell>
          <table:table-cell office:value-type="float" office:value="5236">
            <text:p>5236</text:p>
          </table:table-cell>
          <table:table-cell office:value-type="float" office:value="3129116">
            <text:p>3129116</text:p>
          </table:table-cell>
          <table:table-cell office:value-type="float" office:value="0">
            <text:p>0</text:p>
          </table:table-cell>
          <table:table-cell table:number-columns-repeated="2" office:value-type="float" office:value="3129116">
            <text:p>3129116</text:p>
          </table:table-cell>
          <table:table-cell office:value-type="float" office:value="0">
            <text:p>0</text:p>
          </table:table-cell>
          <table:table-cell office:value-type="float" office:value="3129116">
            <text:p>31291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duce output record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illed Records</text:p>
          </table:table-cell>
          <table:table-cell table:number-columns-repeated="2" office:value-type="float" office:value="4768">
            <text:p>4768</text:p>
          </table:table-cell>
          <table:table-cell office:value-type="float" office:value="9536">
            <text:p>9536</text:p>
          </table:table-cell>
          <table:table-cell table:number-columns-repeated="2" office:value-type="float" office:value="4792">
            <text:p>4792</text:p>
          </table:table-cell>
          <table:table-cell office:value-type="float" office:value="9584">
            <text:p>9584</text:p>
          </table:table-cell>
          <table:table-cell table:number-columns-repeated="2" office:value-type="float" office:value="118544">
            <text:p>118544</text:p>
          </table:table-cell>
          <table:table-cell office:value-type="float" office:value="237088">
            <text:p>237088</text:p>
          </table:table-cell>
          <table:table-cell table:number-columns-repeated="2" office:value-type="float" office:value="118571">
            <text:p>118571</text:p>
          </table:table-cell>
          <table:table-cell office:value-type="float" office:value="237142">
            <text:p>2371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p output records</text:p>
          </table:table-cell>
          <table:table-cell office:value-type="float" office:value="4768">
            <text:p>4768</text:p>
          </table:table-cell>
          <table:table-cell office:value-type="float" office:value="0">
            <text:p>0</text:p>
          </table:table-cell>
          <table:table-cell table:number-columns-repeated="2" office:value-type="float" office:value="4768">
            <text:p>4768</text:p>
          </table:table-cell>
          <table:table-cell office:value-type="float" office:value="0">
            <text:p>0</text:p>
          </table:table-cell>
          <table:table-cell office:value-type="float" office:value="4768">
            <text:p>4768</text:p>
          </table:table-cell>
          <table:table-cell office:value-type="float" office:value="118544">
            <text:p>118544</text:p>
          </table:table-cell>
          <table:table-cell office:value-type="float" office:value="0">
            <text:p>0</text:p>
          </table:table-cell>
          <table:table-cell table:number-columns-repeated="2" office:value-type="float" office:value="118544">
            <text:p>118544</text:p>
          </table:table-cell>
          <table:table-cell office:value-type="float" office:value="0">
            <text:p>0</text:p>
          </table:table-cell>
          <table:table-cell office:value-type="float" office:value="118544">
            <text:p>11854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bine input records</text:p>
          </table:table-cell>
          <table:table-cell table:number-columns-repeated="3" office:value-type="float" office:value="0">
            <text:p>0</text:p>
          </table:table-cell>
          <table:table-cell office:value-type="float" office:value="4768">
            <text:p>4768</text:p>
          </table:table-cell>
          <table:table-cell office:value-type="float" office:value="0">
            <text:p>0</text:p>
          </table:table-cell>
          <table:table-cell office:value-type="float" office:value="4768">
            <text:p>4768</text:p>
          </table:table-cell>
          <table:table-cell table:number-columns-repeated="3" office:value-type="float" office:value="0">
            <text:p>0</text:p>
          </table:table-cell>
          <table:table-cell office:value-type="float" office:value="118544">
            <text:p>118544</text:p>
          </table:table-cell>
          <table:table-cell office:value-type="float" office:value="0">
            <text:p>0</text:p>
          </table:table-cell>
          <table:table-cell office:value-type="float" office:value="118544">
            <text:p>11854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duce input records</text:p>
          </table:table-cell>
          <table:table-cell office:value-type="float" office:value="0">
            <text:p>0</text:p>
          </table:table-cell>
          <table:table-cell table:number-columns-repeated="2" office:value-type="float" office:value="4768">
            <text:p>4768</text:p>
          </table:table-cell>
          <table:table-cell office:value-type="float" office:value="0">
            <text:p>0</text:p>
          </table:table-cell>
          <table:table-cell table:number-columns-repeated="2" office:value-type="float" office:value="4792">
            <text:p>4792</text:p>
          </table:table-cell>
          <table:table-cell office:value-type="float" office:value="0">
            <text:p>0</text:p>
          </table:table-cell>
          <table:table-cell table:number-columns-repeated="2" office:value-type="float" office:value="118544">
            <text:p>118544</text:p>
          </table:table-cell>
          <table:table-cell office:value-type="float" office:value="0">
            <text:p>0</text:p>
          </table:table-cell>
          <table:table-cell table:number-columns-repeated="2" office:value-type="float" office:value="118571">
            <text:p>118571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Map output materialized bytes</text:p>
          </table:table-cell>
          <table:table-cell office:value-type="float" office:value="90822">
            <text:p>90822</text:p>
          </table:table-cell>
          <table:table-cell office:value-type="float" office:value="0">
            <text:p>0</text:p>
          </table:table-cell>
          <table:table-cell office:value-type="float" office:value="90822">
            <text:p>90822</text:p>
          </table:table-cell>
          <table:table-cell office:value-type="float" office:value="91819">
            <text:p>91819</text:p>
          </table:table-cell>
          <table:table-cell office:value-type="float" office:value="0">
            <text:p>0</text:p>
          </table:table-cell>
          <table:table-cell office:value-type="float" office:value="91819">
            <text:p>91819</text:p>
          </table:table-cell>
          <table:table-cell office:value-type="float" office:value="4272308">
            <text:p>4272308</text:p>
          </table:table-cell>
          <table:table-cell office:value-type="float" office:value="0">
            <text:p>0</text:p>
          </table:table-cell>
          <table:table-cell office:value-type="float" office:value="4272308">
            <text:p>4272308</text:p>
          </table:table-cell>
          <table:table-cell office:value-type="float" office:value="4273443">
            <text:p>4273443</text:p>
          </table:table-cell>
          <table:table-cell office:value-type="float" office:value="0">
            <text:p>0</text:p>
          </table:table-cell>
          <table:table-cell office:value-type="float" office:value="4273443">
            <text:p>427344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duce shuffle bytes</text:p>
          </table:table-cell>
          <table:table-cell office:value-type="float" office:value="0">
            <text:p>0</text:p>
          </table:table-cell>
          <table:table-cell table:number-columns-repeated="2" office:value-type="float" office:value="90822">
            <text:p>90822</text:p>
          </table:table-cell>
          <table:table-cell office:value-type="float" office:value="0">
            <text:p>0</text:p>
          </table:table-cell>
          <table:table-cell table:number-columns-repeated="2" office:value-type="float" office:value="91819">
            <text:p>91819</text:p>
          </table:table-cell>
          <table:table-cell office:value-type="float" office:value="0">
            <text:p>0</text:p>
          </table:table-cell>
          <table:table-cell table:number-columns-repeated="2" office:value-type="float" office:value="3585271">
            <text:p>3585271</text:p>
          </table:table-cell>
          <table:table-cell office:value-type="float" office:value="0">
            <text:p>0</text:p>
          </table:table-cell>
          <table:table-cell table:number-columns-repeated="2" office:value-type="float" office:value="4273443">
            <text:p>427344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p output bytes</text:p>
          </table:table-cell>
          <table:table-cell office:value-type="float" office:value="81234">
            <text:p>81234</text:p>
          </table:table-cell>
          <table:table-cell office:value-type="float" office:value="0">
            <text:p>0</text:p>
          </table:table-cell>
          <table:table-cell table:number-columns-repeated="2" office:value-type="float" office:value="81234">
            <text:p>81234</text:p>
          </table:table-cell>
          <table:table-cell office:value-type="float" office:value="0">
            <text:p>0</text:p>
          </table:table-cell>
          <table:table-cell office:value-type="float" office:value="81234">
            <text:p>81234</text:p>
          </table:table-cell>
          <table:table-cell office:value-type="float" office:value="4034375">
            <text:p>4034375</text:p>
          </table:table-cell>
          <table:table-cell office:value-type="float" office:value="0">
            <text:p>0</text:p>
          </table:table-cell>
          <table:table-cell office:value-type="float" office:value="4034375">
            <text:p>4034375</text:p>
          </table:table-cell>
          <table:table-cell office:value-type="float" office:value="4034376">
            <text:p>4034376</text:p>
          </table:table-cell>
          <table:table-cell office:value-type="float" office:value="0">
            <text:p>0</text:p>
          </table:table-cell>
          <table:table-cell office:value-type="float" office:value="4034376">
            <text:p>403437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LIT_RAW_BYTES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table:number-columns-repeated="2"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table:number-columns-repeated="2"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table:number-columns-repeated="2"/>
        </table:table-row>
        <table:table-row table:style-name="ro2" table:number-rows-repeated="8">
          <table:table-cell table:number-columns-repeated="16"/>
        </table:table-row>
        <table:table-row table:style-name="ro2">
          <table:table-cell/>
          <table:table-cell>
            <draw:frame table:end-cell-address="Foglio1.L77" table:end-x="1.056cm" table:end-y="0.074cm" draw:z-index="12" draw:style-name="gr1" svg:width="32.394cm" svg:height="17.17cm" svg:x="0.007cm" svg:y="-0.001cm">
              <draw:object draw:notify-on-update-of-ranges="Foglio1.C2:Foglio1.E2 Foglio1.B27:Foglio1.B27 Foglio1.C27:Foglio1.E27 Foglio1.B28:Foglio1.B28 Foglio1.C28:Foglio1.E28 Foglio1.B29:Foglio1.B29 Foglio1.C29:Foglio1.E29 Foglio1.B30:Foglio1.B30 Foglio1.C30:Foglio1.E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>
            <draw:frame table:end-cell-address="Foglio1.I80" table:end-x="1.47cm" table:end-y="0.074cm" draw:z-index="13" draw:style-name="gr1" svg:width="32.394cm" svg:height="17.17cm" svg:x="0cm" svg:y="-0.001cm">
              <draw:object draw:notify-on-update-of-ranges="Foglio1.C2:Foglio1.E2 Foglio1.B27:Foglio1.B27 Foglio1.I27:Foglio1.K27 Foglio1.B28:Foglio1.B28 Foglio1.I28:Foglio1.K28 Foglio1.B29:Foglio1.B29 Foglio1.I29:Foglio1.K29 Foglio1.B30:Foglio1.B30 Foglio1.I30:Foglio1.K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5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>
            <draw:frame table:end-cell-address="Foglio1.M87" table:end-x="0.683cm" table:end-y="0.261cm" draw:z-index="11" draw:style-name="gr1" svg:width="32.394cm" svg:height="17.17cm" svg:x="1.892cm" svg:y="0.186cm">
              <draw:object draw:notify-on-update-of-ranges="Foglio1.C2:Foglio1.E2 Foglio1.B27:Foglio1.B27 Foglio1.F27:Foglio1.H27 Foglio1.B28:Foglio1.B28 Foglio1.F28:Foglio1.H28 Foglio1.B29:Foglio1.B29 Foglio1.F29:Foglio1.H29 Foglio1.B30:Foglio1.B30 Foglio1.F30:Foglio1.H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12"/>
          <table:table-cell>
            <draw:frame table:end-cell-address="Foglio1.AA91" table:end-x="0.814cm" table:end-y="0.075cm" draw:z-index="14" draw:style-name="gr1" svg:width="36.096cm" svg:height="17.17cm" svg:x="0.02cm" svg:y="0cm">
              <draw:object draw:notify-on-update-of-ranges="Foglio1.C2:Foglio1.E2 Foglio1.B27:Foglio1.B27 Foglio1.L27:Foglio1.N27 Foglio1.B28:Foglio1.B28 Foglio1.L28:Foglio1.N28 Foglio1.B29:Foglio1.B29 Foglio1.L29:Foglio1.N29 Foglio1.B30:Foglio1.B30 Foglio1.L30:Foglio1.N3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6">
          <table:table-cell table:number-columns-repeated="16"/>
        </table:table-row>
        <table:table-row table:style-name="ro2">
          <table:table-cell table:number-columns-repeated="2"/>
          <table:table-cell>
            <draw:frame table:end-cell-address="Foglio1.K100" table:end-x="0.026cm" table:end-y="0.166cm" draw:z-index="1" draw:style-name="gr1" svg:width="16.463cm" svg:height="13.369cm" svg:x="1.628cm" svg:y="0.29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>
            <draw:frame table:end-cell-address="Foglio1.F105" table:end-x="0.065cm" table:end-y="0.2cm" draw:z-index="2" draw:style-name="gr1" svg:width="17.936cm" svg:height="13.777cm" svg:x="6.279cm" svg:y="0.369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Foglio1.I111" table:end-x="0.569cm" table:end-y="0.248cm" draw:z-index="4" draw:style-name="gr1" svg:width="31.491cm" svg:height="16.448cm" svg:x="0.002cm" svg:y="0.445cm">
              <draw:object draw:notify-on-update-of-ranges="Foglio1.C2:Foglio1.E2 Foglio1.B27:Foglio1.B27 Foglio1.F27:Foglio1.H27 Foglio1.B18:Foglio1.B18 Foglio1.F18:Foglio1.H18 Foglio1.B19:Foglio1.B19 Foglio1.F19:Foglio1.H19 Foglio1.B28:Foglio1.B28 Foglio1.F28:Foglio1.H28 Foglio1.B20:Foglio1.B20 Foglio1.F20:Foglio1.H20 Foglio1.B21:Foglio1.B21 Foglio1.F21:Foglio1.H21 Foglio1.B29:Foglio1.B29 Foglio1.F29:Foglio1.H29 Foglio1.B30:Foglio1.B30 Foglio1.F30:Foglio1.H30 Foglio1.B22:Foglio1.B22 Foglio1.F22:Foglio1.H22 Foglio1.B23:Foglio1.B23 Foglio1.F23:Foglio1.H23 Foglio1.B24:Foglio1.B24 Foglio1.F24:Foglio1.H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Foglio1.V107" table:end-x="1.81cm" table:end-y="0.16cm" draw:z-index="7" draw:style-name="gr1" svg:width="28.718cm" svg:height="14.706cm" svg:x="1.62cm" svg:y="0.3cm">
              <draw:object draw:notify-on-update-of-ranges="Foglio1.C2:Foglio1.E2 Foglio1.B18:Foglio1.B18 Foglio1.F18:Foglio1.H18 Foglio1.B19:Foglio1.B19 Foglio1.F19:Foglio1.H19 Foglio1.B20:Foglio1.B20 Foglio1.F20:Foglio1.H20 Foglio1.B21:Foglio1.B21 Foglio1.F21:Foglio1.H21 Foglio1.B22:Foglio1.B22 Foglio1.F22:Foglio1.H22 Foglio1.B23:Foglio1.B23 Foglio1.F23:Foglio1.H23 Foglio1.B24:Foglio1.B24 Foglio1.F24:Foglio1.H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>
            <draw:frame table:end-cell-address="Foglio1.K114" table:end-x="1.76cm" table:end-y="0.094cm" draw:z-index="0" draw:style-name="gr1" svg:width="31.491cm" svg:height="16.448cm" svg:x="5.71cm" svg:y="0.291cm">
              <draw:object draw:notify-on-update-of-ranges="Foglio1.C2:Foglio1.E2 Foglio1.B27:Foglio1.B27 Foglio1.L27:Foglio1.N27 Foglio1.B18:Foglio1.B18 Foglio1.L18:Foglio1.N18 Foglio1.B19:Foglio1.B19 Foglio1.L19:Foglio1.N19 Foglio1.B28:Foglio1.B28 Foglio1.L28:Foglio1.N28 Foglio1.B20:Foglio1.B20 Foglio1.L20:Foglio1.N20 Foglio1.B21:Foglio1.B21 Foglio1.L21:Foglio1.N21 Foglio1.B29:Foglio1.B29 Foglio1.L29:Foglio1.N29 Foglio1.B30:Foglio1.B30 Foglio1.L30:Foglio1.N30 Foglio1.B22:Foglio1.B22 Foglio1.L22:Foglio1.N22 Foglio1.B23:Foglio1.B23 Foglio1.L23:Foglio1.N23 Foglio1.B24:Foglio1.B24 Foglio1.L24:Foglio1.N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table:end-cell-address="Foglio1.W110" table:end-x="0.108cm" table:end-y="0.236cm" draw:z-index="8" draw:style-name="gr1" svg:width="28.718cm" svg:height="14.706cm" svg:x="2.176cm" svg:y="0.375cm">
              <draw:object draw:notify-on-update-of-ranges="Foglio1.C2:Foglio1.E2 Foglio1.B18:Foglio1.B18 Foglio1.C18:Foglio1.E18 Foglio1.B19:Foglio1.B19 Foglio1.C19:Foglio1.E19 Foglio1.B20:Foglio1.B20 Foglio1.C20:Foglio1.E20 Foglio1.B21:Foglio1.B21 Foglio1.C21:Foglio1.E21 Foglio1.B22:Foglio1.B22 Foglio1.C22:Foglio1.E22 Foglio1.B23:Foglio1.B23 Foglio1.C23:Foglio1.E23 Foglio1.B24:Foglio1.B24 Foglio1.C24:Foglio1.E2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>
            <draw:frame table:end-cell-address="Foglio1.I115" table:end-x="0.569cm" table:end-y="0.249cm" draw:z-index="3" draw:style-name="gr1" svg:width="31.491cm" svg:height="16.448cm" svg:x="0.002cm" svg:y="0.447cm">
              <draw:object draw:notify-on-update-of-ranges="Foglio1.C2:Foglio1.E2 Foglio1.B27:Foglio1.B27 Foglio1.I27:Foglio1.K27 Foglio1.B18:Foglio1.B18 Foglio1.I18:Foglio1.K18 Foglio1.B19:Foglio1.B19 Foglio1.I19:Foglio1.K19 Foglio1.B28:Foglio1.B28 Foglio1.I28:Foglio1.K28 Foglio1.B20:Foglio1.B20 Foglio1.I20:Foglio1.K20 Foglio1.B21:Foglio1.B21 Foglio1.I21:Foglio1.K21 Foglio1.B29:Foglio1.B29 Foglio1.I29:Foglio1.K29 Foglio1.B30:Foglio1.B30 Foglio1.I30:Foglio1.K30 Foglio1.B22:Foglio1.B22 Foglio1.I22:Foglio1.K22 Foglio1.B23:Foglio1.B23 Foglio1.I23:Foglio1.K23 Foglio1.B24:Foglio1.B24 Foglio1.I24:Foglio1.K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11"/>
          <table:table-cell>
            <draw:frame table:end-cell-address="Foglio1.X118" table:end-x="0.182cm" table:end-y="0.313cm" draw:z-index="9" draw:style-name="gr1" svg:width="28.718cm" svg:height="14.706cm" svg:x="2.25cm" svg:y="0.003cm">
              <draw:object draw:notify-on-update-of-ranges="Foglio1.C2:Foglio1.E2 Foglio1.B18:Foglio1.B18 Foglio1.I18:Foglio1.K18 Foglio1.B19:Foglio1.B19 Foglio1.I19:Foglio1.K19 Foglio1.B20:Foglio1.B20 Foglio1.I20:Foglio1.K20 Foglio1.B21:Foglio1.B21 Foglio1.I21:Foglio1.K21 Foglio1.B22:Foglio1.B22 Foglio1.I22:Foglio1.K22 Foglio1.B23:Foglio1.B23 Foglio1.I23:Foglio1.K23 Foglio1.B24:Foglio1.B24 Foglio1.I24:Foglio1.K2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10"/>
          <table:table-cell>
            <draw:frame table:end-cell-address="Foglio1.V120" table:end-x="1.2cm" table:end-y="0.23cm" draw:z-index="10" draw:style-name="gr1" svg:width="28.718cm" svg:height="14.706cm" svg:x="1.01cm" svg:y="0.37cm">
              <draw:object draw:notify-on-update-of-ranges="Foglio1.C2:Foglio1.E2 Foglio1.B18:Foglio1.B18 Foglio1.L18:Foglio1.N18 Foglio1.B19:Foglio1.B19 Foglio1.L19:Foglio1.N19 Foglio1.B20:Foglio1.B20 Foglio1.L20:Foglio1.N20 Foglio1.B21:Foglio1.B21 Foglio1.L21:Foglio1.N21 Foglio1.B22:Foglio1.B22 Foglio1.L22:Foglio1.N22 Foglio1.B23:Foglio1.B23 Foglio1.L23:Foglio1.N23 Foglio1.B24:Foglio1.B24 Foglio1.L24:Foglio1.N2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/>
          <table:table-cell>
            <draw:frame table:end-cell-address="Foglio1.K121" table:end-x="2.212cm" table:end-y="0.216cm" draw:z-index="6" draw:style-name="gr1" svg:width="25.016cm" svg:height="14.706cm" svg:x="6.283cm" svg:y="0.356cm">
              <draw:object draw:notify-on-update-of-ranges="Foglio1.C2:Foglio1.E2 Foglio1.B18:Foglio1.B18 Foglio1.F18:Foglio1.H18 Foglio1.B19:Foglio1.B19 Foglio1.F19:Foglio1.H19 Foglio1.B20:Foglio1.B20 Foglio1.F20:Foglio1.H20 Foglio1.B21:Foglio1.B21 Foglio1.F21:Foglio1.H21 Foglio1.B22:Foglio1.B22 Foglio1.F22:Foglio1.H22 Foglio1.B23:Foglio1.B23 Foglio1.F23:Foglio1.H23 Foglio1.B24:Foglio1.B24 Foglio1.F24:Foglio1.H2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11">
          <table:table-cell table:number-columns-repeated="16"/>
        </table:table-row>
        <table:table-row table:style-name="ro2">
          <table:table-cell/>
          <table:table-cell>
            <draw:frame table:end-cell-address="Foglio1.M137" table:end-x="0.653cm" table:end-y="0.051cm" draw:z-index="5" draw:style-name="gr1" svg:width="31.491cm" svg:height="16.448cm" svg:x="2.765cm" svg:y="0.248cm">
              <draw:object draw:notify-on-update-of-ranges="Foglio1.C2:Foglio1.E2 Foglio1.B27:Foglio1.B27 Foglio1.C27:Foglio1.E27 Foglio1.B18:Foglio1.B18 Foglio1.C18:Foglio1.E18 Foglio1.B19:Foglio1.B19 Foglio1.C19:Foglio1.E19 Foglio1.B28:Foglio1.B28 Foglio1.C28:Foglio1.E28 Foglio1.B20:Foglio1.B20 Foglio1.C20:Foglio1.E20 Foglio1.B21:Foglio1.B21 Foglio1.C21:Foglio1.E21 Foglio1.B29:Foglio1.B29 Foglio1.C29:Foglio1.E29 Foglio1.B30:Foglio1.B30 Foglio1.C30:Foglio1.E30 Foglio1.B22:Foglio1.B22 Foglio1.C22:Foglio1.E22 Foglio1.B23:Foglio1.B23 Foglio1.C23:Foglio1.E23 Foglio1.B24:Foglio1.B24 Foglio1.C24:Foglio1.E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</table:table>
      <table:table table:name="Foglio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06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nizontes </meta:initial-creator>
    <meta:creation-date>2011-07-12T10:43:25</meta:creation-date>
    <dc:date>2011-07-13T06:00:00</dc:date>
    <dc:creator>knizontes </dc:creator>
    <meta:editing-duration>PT03H29M27S</meta:editing-duration>
    <meta:editing-cycles>7</meta:editing-cycles>
    <meta:generator>OpenOffice.org/3.2$Unix OpenOffice.org_project/320m19$Build-9505</meta:generator>
    <meta:document-statistic meta:table-count="3" meta:cell-count="35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64cm" svg:height="13.37cm" xlink:href="." chart:class="chart:bar" chart:style-name="ch1">
        <chart:title svg:x="5.321cm" svg:y="0.268cm" chart:style-name="ch2">
          <text:p>grafo cnr 2005 with Combiner</text:p>
        </chart:title>
        <chart:subtitle svg:x="7.213cm" svg:y="1.038cm" chart:style-name="ch3">
          <text:p>Bytes Read</text:p>
        </chart:subtitle>
        <chart:plot-area chart:style-name="ch4" chart:data-source-has-labels="both" svg:x="0.329cm" svg:y="1.756cm" svg:width="15.806cm" svg:height="11.3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D$2" chart:label-cell-address="local-table.$A$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Map</text:p>
              </table:table-cell>
              <table:table-cell office:value-type="float" office:value="42672048">
                <text:p>42672048</text:p>
              </table:table-cell>
              <table:table-cell office:value-type="float" office:value="0">
                <text:p>0</text:p>
              </table:table-cell>
              <table:table-cell office:value-type="float" office:value="42672048">
                <text:p>4267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719cm" svg:height="14.707cm" xlink:href=".." chart:class="chart:bar" chart:style-name="ch1">
        <chart:title svg:x="10.972cm" svg:y="0.295cm" chart:style-name="ch2">
          <text:p>grafico cnr 2005 without Combiner</text:p>
        </chart:title>
        <chart:subtitle svg:x="11.475cm" svg:y="1.092cm" chart:style-name="ch3">
          <text:p>Map-Reduce Framework records</text:p>
        </chart:subtitle>
        <chart:legend chart:legend-position="end" svg:x="24.399cm" svg:y="5.946cm" chart:style-name="ch4"/>
        <chart:plot-area chart:style-name="ch5" table:cell-range-address="Foglio1.C2:Foglio1.E2 Foglio1.B18:Foglio1.B24 Foglio1.I18:Foglio1.K24" chart:data-source-has-labels="both" svg:x="0.574cm" svg:y="1.837cm" svg:width="23.252cm" svg:height="12.2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I18:Foglio1.K18" chart:label-cell-address="Foglio1.B18:Foglio1.B18" chart:class="chart:bar">
            <chart:data-point chart:repeated="3"/>
          </chart:series>
          <chart:series chart:style-name="ch10" chart:values-cell-range-address="Foglio1.I19:Foglio1.K19" chart:label-cell-address="Foglio1.B19:Foglio1.B19" chart:class="chart:bar">
            <chart:data-point chart:repeated="3"/>
          </chart:series>
          <chart:series chart:style-name="ch11" chart:values-cell-range-address="Foglio1.I20:Foglio1.K20" chart:label-cell-address="Foglio1.B20:Foglio1.B20" chart:class="chart:bar">
            <chart:data-point chart:repeated="3"/>
          </chart:series>
          <chart:series chart:style-name="ch12" chart:values-cell-range-address="Foglio1.I21:Foglio1.K21" chart:label-cell-address="Foglio1.B21:Foglio1.B21" chart:class="chart:bar">
            <chart:data-point chart:repeated="3"/>
          </chart:series>
          <chart:series chart:style-name="ch13" chart:values-cell-range-address="Foglio1.I22:Foglio1.K22" chart:label-cell-address="Foglio1.B22:Foglio1.B22" chart:class="chart:bar">
            <chart:data-point chart:repeated="3"/>
          </chart:series>
          <chart:series chart:style-name="ch14" chart:values-cell-range-address="Foglio1.I23:Foglio1.K23" chart:label-cell-address="Foglio1.B23:Foglio1.B23" chart:class="chart:bar">
            <chart:data-point chart:repeated="3"/>
          </chart:series>
          <chart:series chart:style-name="ch15" chart:values-cell-range-address="Foglio1.I24:Foglio1.K24" chart:label-cell-address="Foglio1.B24:Foglio1.B2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0">
                <text:p text:id="Foglio1.I18:Foglio1.K1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3129116">
                <text:p text:id="Foglio1.I19:Foglio1.K19">3129116</text:p>
              </table:table-cell>
              <table:table-cell office:value-type="float" office:value="0">
                <text:p>0</text:p>
              </table:table-cell>
              <table:table-cell office:value-type="float" office:value="3129116">
                <text:p>3129116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I20:Foglio1.K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118544">
                <text:p text:id="Foglio1.I21:Foglio1.K21">118544</text:p>
              </table:table-cell>
              <table:table-cell office:value-type="float" office:value="118544">
                <text:p>118544</text:p>
              </table:table-cell>
              <table:table-cell office:value-type="float" office:value="237088">
                <text:p>237088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118544">
                <text:p text:id="Foglio1.I22:Foglio1.K22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0">
                <text:p text:id="Foglio1.I23:Foglio1.K2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I24:Foglio1.K24">0</text:p>
              </table:table-cell>
              <table:table-cell office:value-type="float" office:value="118544">
                <text:p>118544</text:p>
              </table:table-cell>
              <table:table-cell office:value-type="float" office:value="118544">
                <text:p>1185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719cm" svg:height="14.707cm" xlink:href=".." chart:class="chart:bar" chart:style-name="ch1">
        <chart:title svg:x="11.276cm" svg:y="0.295cm" chart:style-name="ch2">
          <text:p>grafico cnr 2005 with Combiner</text:p>
        </chart:title>
        <chart:subtitle svg:x="11.475cm" svg:y="1.092cm" chart:style-name="ch3">
          <text:p>Map-Reduce Framework records</text:p>
        </chart:subtitle>
        <chart:legend chart:legend-position="end" svg:x="24.399cm" svg:y="5.946cm" chart:style-name="ch4"/>
        <chart:plot-area chart:style-name="ch5" table:cell-range-address="Foglio1.C2:Foglio1.E2 Foglio1.B18:Foglio1.B24 Foglio1.L18:Foglio1.N24" chart:data-source-has-labels="both" svg:x="0.574cm" svg:y="1.837cm" svg:width="23.252cm" svg:height="12.2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L18:Foglio1.N18" chart:label-cell-address="Foglio1.B18:Foglio1.B18" chart:class="chart:bar">
            <chart:data-point chart:repeated="3"/>
          </chart:series>
          <chart:series chart:style-name="ch10" chart:values-cell-range-address="Foglio1.L19:Foglio1.N19" chart:label-cell-address="Foglio1.B19:Foglio1.B19" chart:class="chart:bar">
            <chart:data-point chart:repeated="3"/>
          </chart:series>
          <chart:series chart:style-name="ch11" chart:values-cell-range-address="Foglio1.L20:Foglio1.N20" chart:label-cell-address="Foglio1.B20:Foglio1.B20" chart:class="chart:bar">
            <chart:data-point chart:repeated="3"/>
          </chart:series>
          <chart:series chart:style-name="ch12" chart:values-cell-range-address="Foglio1.L21:Foglio1.N21" chart:label-cell-address="Foglio1.B21:Foglio1.B21" chart:class="chart:bar">
            <chart:data-point chart:repeated="3"/>
          </chart:series>
          <chart:series chart:style-name="ch13" chart:values-cell-range-address="Foglio1.L22:Foglio1.N22" chart:label-cell-address="Foglio1.B22:Foglio1.B22" chart:class="chart:bar">
            <chart:data-point chart:repeated="3"/>
          </chart:series>
          <chart:series chart:style-name="ch14" chart:values-cell-range-address="Foglio1.L23:Foglio1.N23" chart:label-cell-address="Foglio1.B23:Foglio1.B23" chart:class="chart:bar">
            <chart:data-point chart:repeated="3"/>
          </chart:series>
          <chart:series chart:style-name="ch15" chart:values-cell-range-address="Foglio1.L24:Foglio1.N24" chart:label-cell-address="Foglio1.B24:Foglio1.B2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118571">
                <text:p text:id="Foglio1.L18:Foglio1.N18">118571</text:p>
              </table:table-cell>
              <table:table-cell office:value-type="float" office:value="0">
                <text:p>0</text:p>
              </table:table-cell>
              <table:table-cell office:value-type="float" office:value="118571">
                <text:p>118571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3129116">
                <text:p text:id="Foglio1.L19:Foglio1.N19">3129116</text:p>
              </table:table-cell>
              <table:table-cell office:value-type="float" office:value="0">
                <text:p>0</text:p>
              </table:table-cell>
              <table:table-cell office:value-type="float" office:value="3129116">
                <text:p>3129116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L20:Foglio1.N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118571">
                <text:p text:id="Foglio1.L21:Foglio1.N21">118571</text:p>
              </table:table-cell>
              <table:table-cell office:value-type="float" office:value="118571">
                <text:p>118571</text:p>
              </table:table-cell>
              <table:table-cell office:value-type="float" office:value="237142">
                <text:p>237142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118544">
                <text:p text:id="Foglio1.L22:Foglio1.N22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118544">
                <text:p text:id="Foglio1.L23:Foglio1.N23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L24:Foglio1.N24">0</text:p>
              </table:table-cell>
              <table:table-cell office:value-type="float" office:value="118571">
                <text:p>118571</text:p>
              </table:table-cell>
              <table:table-cell office:value-type="float" office:value="118571">
                <text:p>1185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395cm" svg:height="17.171cm" xlink:href=".." chart:class="chart:bar" chart:style-name="ch1">
        <chart:title svg:x="12.995cm" svg:y="0.344cm" chart:style-name="ch2">
          <text:p>grafico dutchElite with Combiner</text:p>
        </chart:title>
        <chart:subtitle svg:x="13.101cm" svg:y="1.19cm" chart:style-name="ch3">
          <text:p>Map-Reduce Framework bytes flow</text:p>
        </chart:subtitle>
        <chart:legend chart:legend-position="end" svg:x="27.262cm" svg:y="7.741cm" chart:style-name="ch4"/>
        <chart:plot-area chart:style-name="ch5" table:cell-range-address="Foglio1.C2:Foglio1.E2 Foglio1.B27:Foglio1.B30 Foglio1.F27:Foglio1.H30" chart:data-source-has-labels="both" svg:x="0.647cm" svg:y="1.984cm" svg:width="25.969cm" svg:height="14.5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F27:Foglio1.H27" chart:label-cell-address="Foglio1.B27:Foglio1.B27" chart:class="chart:bar">
            <chart:data-point chart:repeated="3"/>
          </chart:series>
          <chart:series chart:style-name="ch10" chart:values-cell-range-address="Foglio1.F28:Foglio1.H28" chart:label-cell-address="Foglio1.B28:Foglio1.B28" chart:class="chart:bar">
            <chart:data-point chart:repeated="3"/>
          </chart:series>
          <chart:series chart:style-name="ch11" chart:values-cell-range-address="Foglio1.F29:Foglio1.H29" chart:label-cell-address="Foglio1.B29:Foglio1.B29" chart:class="chart:bar">
            <chart:data-point chart:repeated="3"/>
          </chart:series>
          <chart:series chart:style-name="ch12" chart:values-cell-range-address="Foglio1.F30:Foglio1.H30" chart:label-cell-address="Foglio1.B30:Foglio1.B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91819">
                <text:p text:id="Foglio1.F27:Foglio1.H27">91819</text:p>
              </table:table-cell>
              <table:table-cell office:value-type="float" office:value="0">
                <text:p>0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F28:Foglio1.H28">0</text:p>
              </table:table-cell>
              <table:table-cell office:value-type="float" office:value="91819">
                <text:p>91819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81234">
                <text:p text:id="Foglio1.F29:Foglio1.H29">81234</text:p>
              </table:table-cell>
              <table:table-cell office:value-type="float" office:value="0">
                <text:p>0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176">
                <text:p text:id="Foglio1.F30:Foglio1.H30">1176</text:p>
              </table:table-cell>
              <table:table-cell office:value-type="float" office:value="0">
                <text:p>0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395cm" svg:height="17.171cm" xlink:href=".." chart:class="chart:bar" chart:style-name="ch1">
        <chart:title svg:x="12.691cm" svg:y="0.344cm" chart:style-name="ch2">
          <text:p>grafico dutchElite without Combiner</text:p>
        </chart:title>
        <chart:subtitle svg:x="13.101cm" svg:y="1.19cm" chart:style-name="ch3">
          <text:p>Map-Reduce Framework bytes flow</text:p>
        </chart:subtitle>
        <chart:legend chart:legend-position="end" svg:x="27.262cm" svg:y="7.741cm" chart:style-name="ch4"/>
        <chart:plot-area chart:style-name="ch5" table:cell-range-address="Foglio1.C2:Foglio1.E2 Foglio1.B27:Foglio1.E30" chart:data-source-has-labels="both" svg:x="0.647cm" svg:y="1.984cm" svg:width="25.969cm" svg:height="14.5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C27:Foglio1.E27" chart:label-cell-address="Foglio1.B27:Foglio1.B27" chart:class="chart:bar">
            <chart:data-point chart:repeated="3"/>
          </chart:series>
          <chart:series chart:style-name="ch10" chart:values-cell-range-address="Foglio1.C28:Foglio1.E28" chart:label-cell-address="Foglio1.B28:Foglio1.B28" chart:class="chart:bar">
            <chart:data-point chart:repeated="3"/>
          </chart:series>
          <chart:series chart:style-name="ch11" chart:values-cell-range-address="Foglio1.C29:Foglio1.E29" chart:label-cell-address="Foglio1.B29:Foglio1.B29" chart:class="chart:bar">
            <chart:data-point chart:repeated="3"/>
          </chart:series>
          <chart:series chart:style-name="ch12" chart:values-cell-range-address="Foglio1.C30:Foglio1.E30" chart:label-cell-address="Foglio1.B30:Foglio1.B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90822">
                <text:p text:id="Foglio1.C27:Foglio1.E27">90822</text:p>
              </table:table-cell>
              <table:table-cell office:value-type="float" office:value="0">
                <text:p>0</text:p>
              </table:table-cell>
              <table:table-cell office:value-type="float" office:value="90822">
                <text:p>90822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C28:Foglio1.E28">0</text:p>
              </table:table-cell>
              <table:table-cell office:value-type="float" office:value="90822">
                <text:p>90822</text:p>
              </table:table-cell>
              <table:table-cell office:value-type="float" office:value="90822">
                <text:p>90822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81234">
                <text:p text:id="Foglio1.C29:Foglio1.E29">81234</text:p>
              </table:table-cell>
              <table:table-cell office:value-type="float" office:value="0">
                <text:p>0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176">
                <text:p text:id="Foglio1.C30:Foglio1.E30">1176</text:p>
              </table:table-cell>
              <table:table-cell office:value-type="float" office:value="0">
                <text:p>0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395cm" svg:height="17.171cm" xlink:href=".." chart:class="chart:bar" chart:style-name="ch1">
        <chart:title svg:x="12.81cm" svg:y="0.344cm" chart:style-name="ch2">
          <text:p>grafico cnr 2005 without Combiner</text:p>
        </chart:title>
        <chart:subtitle svg:x="13.101cm" svg:y="1.19cm" chart:style-name="ch3">
          <text:p>Map-Reduce Framework bytes flow</text:p>
        </chart:subtitle>
        <chart:legend chart:legend-position="end" svg:x="27.262cm" svg:y="7.741cm" chart:style-name="ch4"/>
        <chart:plot-area chart:style-name="ch5" table:cell-range-address="Foglio1.C2:Foglio1.E2 Foglio1.B27:Foglio1.B30 Foglio1.I27:Foglio1.K30" chart:data-source-has-labels="both" svg:x="0.647cm" svg:y="1.984cm" svg:width="25.969cm" svg:height="14.5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I27:Foglio1.K27" chart:label-cell-address="Foglio1.B27:Foglio1.B27" chart:class="chart:bar">
            <chart:data-point chart:repeated="3"/>
          </chart:series>
          <chart:series chart:style-name="ch10" chart:values-cell-range-address="Foglio1.I28:Foglio1.K28" chart:label-cell-address="Foglio1.B28:Foglio1.B28" chart:class="chart:bar">
            <chart:data-point chart:repeated="3"/>
          </chart:series>
          <chart:series chart:style-name="ch11" chart:values-cell-range-address="Foglio1.I29:Foglio1.K29" chart:label-cell-address="Foglio1.B29:Foglio1.B29" chart:class="chart:bar">
            <chart:data-point chart:repeated="3"/>
          </chart:series>
          <chart:series chart:style-name="ch12" chart:values-cell-range-address="Foglio1.I30:Foglio1.K30" chart:label-cell-address="Foglio1.B30:Foglio1.B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4272308">
                <text:p text:id="Foglio1.I27:Foglio1.K27">4272308</text:p>
              </table:table-cell>
              <table:table-cell office:value-type="float" office:value="0">
                <text:p>0</text:p>
              </table:table-cell>
              <table:table-cell office:value-type="float" office:value="4272308">
                <text:p>4272308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I28:Foglio1.K28">0</text:p>
              </table:table-cell>
              <table:table-cell office:value-type="float" office:value="3585271">
                <text:p>3585271</text:p>
              </table:table-cell>
              <table:table-cell office:value-type="float" office:value="3585271">
                <text:p>3585271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4034375">
                <text:p text:id="Foglio1.I29:Foglio1.K29">4034375</text:p>
              </table:table-cell>
              <table:table-cell office:value-type="float" office:value="0">
                <text:p>0</text:p>
              </table:table-cell>
              <table:table-cell office:value-type="float" office:value="4034375">
                <text:p>4034375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278">
                <text:p text:id="Foglio1.I30:Foglio1.K30">1278</text:p>
              </table:table-cell>
              <table:table-cell office:value-type="float" office:value="0">
                <text:p>0</text:p>
              </table:table-cell>
              <table:table-cell office:value-type="float" office:value="1278">
                <text:p>12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97cm" svg:height="17.171cm" xlink:href=".." chart:class="chart:bar" chart:style-name="ch1">
        <chart:title svg:x="14.965cm" svg:y="0.344cm" chart:style-name="ch2">
          <text:p>grafico cnr 2005 with Combiner</text:p>
        </chart:title>
        <chart:subtitle svg:x="14.952cm" svg:y="1.19cm" chart:style-name="ch3">
          <text:p>Map-Reduce Framework bytes flow</text:p>
        </chart:subtitle>
        <chart:legend chart:legend-position="end" svg:x="30.89cm" svg:y="7.741cm" chart:style-name="ch4"/>
        <chart:plot-area chart:style-name="ch5" table:cell-range-address="Foglio1.C2:Foglio1.E2 Foglio1.B27:Foglio1.B30 Foglio1.L27:Foglio1.N30" chart:data-source-has-labels="both" svg:x="0.721cm" svg:y="1.984cm" svg:width="29.449cm" svg:height="14.5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L27:Foglio1.N27" chart:label-cell-address="Foglio1.B27:Foglio1.B27" chart:class="chart:bar">
            <chart:data-point chart:repeated="3"/>
          </chart:series>
          <chart:series chart:style-name="ch10" chart:values-cell-range-address="Foglio1.L28:Foglio1.N28" chart:label-cell-address="Foglio1.B28:Foglio1.B28" chart:class="chart:bar">
            <chart:data-point chart:repeated="3"/>
          </chart:series>
          <chart:series chart:style-name="ch11" chart:values-cell-range-address="Foglio1.L29:Foglio1.N29" chart:label-cell-address="Foglio1.B29:Foglio1.B29" chart:class="chart:bar">
            <chart:data-point chart:repeated="3"/>
          </chart:series>
          <chart:series chart:style-name="ch12" chart:values-cell-range-address="Foglio1.L30:Foglio1.N30" chart:label-cell-address="Foglio1.B30:Foglio1.B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4273443">
                <text:p text:id="Foglio1.L27:Foglio1.N27">4273443</text:p>
              </table:table-cell>
              <table:table-cell office:value-type="float" office:value="0">
                <text:p>0</text:p>
              </table:table-cell>
              <table:table-cell office:value-type="float" office:value="4273443">
                <text:p>4273443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L28:Foglio1.N28">0</text:p>
              </table:table-cell>
              <table:table-cell office:value-type="float" office:value="4273443">
                <text:p>4273443</text:p>
              </table:table-cell>
              <table:table-cell office:value-type="float" office:value="4273443">
                <text:p>4273443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4034376">
                <text:p text:id="Foglio1.L29:Foglio1.N29">4034376</text:p>
              </table:table-cell>
              <table:table-cell office:value-type="float" office:value="0">
                <text:p>0</text:p>
              </table:table-cell>
              <table:table-cell office:value-type="float" office:value="4034376">
                <text:p>4034376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278">
                <text:p text:id="Foglio1.L30:Foglio1.N30">1278</text:p>
              </table:table-cell>
              <table:table-cell office:value-type="float" office:value="0">
                <text:p>0</text:p>
              </table:table-cell>
              <table:table-cell office:value-type="float" office:value="1278">
                <text:p>12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55cm" svg:height="20.357cm" xlink:href=".." chart:class="chart:bar" chart:style-name="ch1">
        <chart:title svg:x="7.127cm" svg:y="0.408cm" chart:style-name="ch2">
          <text:p>Tempo di esecuzione HitSoop</text:p>
        </chart:title>
        <chart:subtitle svg:x="8.688cm" svg:y="1.318cm" chart:style-name="ch3">
          <text:p>grafico cnr 2005</text:p>
        </chart:subtitle>
        <chart:legend chart:legend-position="end" svg:x="15.662cm" svg:y="9.709cm" chart:style-name="ch4"/>
        <chart:plot-area chart:style-name="ch5" table:cell-range-address="Foglio1.B3:Foglio1.B3 Foglio1.B9:Foglio1.B9 Foglio1.I1:Foglio1.I1 Foglio1.K3:Foglio1.K3 Foglio1.K9:Foglio1.K9 Foglio1.P1:Foglio1.P1 Foglio1.P3:Foglio1.P3 Foglio1.P9:Foglio1.P9" chart:data-source-has-labels="both" svg:x="0.403cm" svg:y="2.176cm" svg:width="14.857cm" svg:height="17.3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B3:Foglio1.B3 Foglio1.B9:Foglio1.B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K3:Foglio1.K3 Foglio1.K9:Foglio1.K9" chart:label-cell-address="Foglio1.I1:Foglio1.I1" chart:class="chart:bar">
            <chart:data-point chart:repeated="2"/>
          </chart:series>
          <chart:series chart:style-name="ch10" chart:values-cell-range-address="Foglio1.P3:Foglio1.P3 Foglio1.P9:Foglio1.P9" chart:label-cell-address="Foglio1.P1:Foglio1.P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I1:Foglio1.I1">Cnr 2005 without combiner</text:p>
              </table:table-cell>
              <table:table-cell office:value-type="string">
                <text:p text:id="Foglio1.P1:Foglio1.P1">Cnr 2005 local</text:p>
              </table:table-cell>
            </table:table-row>
          </table:table-header-rows>
          <table:table-rows>
            <table:table-row>
              <table:table-cell office:value-type="string">
                <text:p text:id="Foglio1.B3:Foglio1.B3 Foglio1.B9:Foglio1.B9">SLOTS_MILLIS_MAPS</text:p>
              </table:table-cell>
              <table:table-cell office:value-type="float" office:value="116595">
                <text:p text:id="Foglio1.K3:Foglio1.K3 Foglio1.K9:Foglio1.K9">116595</text:p>
              </table:table-cell>
              <table:table-cell office:value-type="float" office:value="299904">
                <text:p text:id="Foglio1.P3:Foglio1.P3 Foglio1.P9:Foglio1.P9">299904</text:p>
              </table:table-cell>
            </table:table-row>
            <table:table-row>
              <table:table-cell office:value-type="string">
                <text:p>SLOTS_MILLIS_REDUCES</text:p>
              </table:table-cell>
              <table:table-cell office:value-type="float" office:value="78900">
                <text:p>78900</text:p>
              </table:table-cell>
              <table:table-cell office:value-type="float" office:value="265200">
                <text:p>2652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false"/>
      <style:graphic-properties draw:fill-color="#579d1c"/>
      <style:text-properties fo:font-size="6pt" style:font-size-asian="6pt" style:font-size-complex="6pt"/>
    </style:style>
    <style:style style:name="ch10" style:family="chart" style:data-style-name="N0">
      <style:chart-properties chart:solid-type="cylinder"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solid-type="cylinder"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37cm" svg:height="13.778cm" xlink:href="." chart:class="chart:bar" chart:style-name="ch1">
        <chart:title svg:x="5.581cm" svg:y="0.276cm" chart:style-name="ch2">
          <text:p>grafico cnr 2005 without Combiner</text:p>
        </chart:title>
        <chart:subtitle svg:x="7.182cm" svg:y="1.054cm" chart:style-name="ch3">
          <text:p>FileSystem counters</text:p>
        </chart:subtitle>
        <chart:legend chart:legend-position="end" svg:x="13.569cm" svg:y="6.045cm" chart:style-name="ch4"/>
        <chart:plot-area chart:style-name="ch5" chart:data-source-has-labels="both" svg:x="0.358cm" svg:y="1.78cm" svg:width="12.854cm" svg:height="11.4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local-table.$B$1:.$D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series chart:style-name="ch11" chart:values-cell-range-address="local-table.$B$4:.$D$4" chart:label-cell-address="local-table.$A$4" chart:class="chart:bar">
            <chart:data-point chart:repeated="3"/>
          </chart:series>
          <chart:series chart:style-name="ch9" chart:values-cell-range-address="local-table.$B$5:.$D$5" chart:label-cell-address="local-table.$A$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ILE_BYTES_READ</text:p>
              </table:table-cell>
              <table:table-cell office:value-type="float" office:value="0">
                <text:p>0</text:p>
              </table:table-cell>
              <table:table-cell office:value-type="float" office:value="4272260">
                <text:p>427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DFS_BYTES_READ</text:p>
              </table:table-cell>
              <table:table-cell office:value-type="float" office:value="42673326">
                <text:p>42673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E_BYTES_WRITTEN</text:p>
              </table:table-cell>
              <table:table-cell office:value-type="float" office:value="4463000">
                <text:p>4463000</text:p>
              </table:table-cell>
              <table:table-cell office:value-type="float" office:value="4293417">
                <text:p>4293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DFS_BYTES_WRITTEN</text:p>
              </table:table-cell>
              <table:table-cell office:value-type="float" office:value="0">
                <text:p>0</text:p>
              </table:table-cell>
              <table:table-cell office:value-type="float" office:value="2788529">
                <text:p>27885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chart-properties chart:solid-type="cylinder"/>
      <style:graphic-properties draw:fill-color="#aecf00"/>
      <style:text-properties fo:font-size="6pt" style:font-size-asian="6pt" style:font-size-complex="6pt"/>
    </style:style>
    <style:style style:name="ch17" style:family="chart" style:data-style-name="N0">
      <style:chart-properties chart:solid-type="cylinder"/>
      <style:graphic-properties draw:fill-color="#4b1f6f"/>
      <style:text-properties fo:font-size="6pt" style:font-size-asian="6pt" style:font-size-complex="6pt"/>
    </style:style>
    <style:style style:name="ch18" style:family="chart" style:data-style-name="N0">
      <style:chart-properties chart:solid-type="cylinder"/>
      <style:graphic-properties draw:fill-color="#ff950e"/>
      <style:text-properties fo:font-size="6pt" style:font-size-asian="6pt" style:font-size-complex="6pt"/>
    </style:style>
    <style:style style:name="ch19" style:family="chart" style:data-style-name="N0">
      <style:chart-properties chart:solid-type="cylinder"/>
      <style:graphic-properties draw:fill-color="#c5000b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492cm" svg:height="16.449cm" xlink:href=".." chart:class="chart:bar" chart:style-name="ch1">
        <chart:title svg:x="12.359cm" svg:y="0.329cm" chart:style-name="ch2">
          <text:p>grafico cnr 2005 without Combiner</text:p>
        </chart:title>
        <chart:subtitle svg:x="13.642cm" svg:y="1.16cm" chart:style-name="ch3">
          <text:p>Map-Reduce framework</text:p>
        </chart:subtitle>
        <chart:legend chart:legend-position="end" svg:x="26.377cm" svg:y="6.067cm" chart:style-name="ch4"/>
        <chart:plot-area chart:style-name="ch5" table:cell-range-address="Foglio1.C2:Foglio1.E2 Foglio1.B27:Foglio1.B30 Foglio1.I27:Foglio1.K30 Foglio1.B18:Foglio1.B24 Foglio1.I18:Foglio1.K24" chart:data-source-has-labels="both" svg:x="0.629cm" svg:y="1.939cm" svg:width="25.12cm" svg:height="13.8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I27:Foglio1.K27" chart:label-cell-address="Foglio1.B27:Foglio1.B27" chart:class="chart:bar">
            <chart:data-point chart:repeated="3"/>
          </chart:series>
          <chart:series chart:style-name="ch10" chart:values-cell-range-address="Foglio1.I18:Foglio1.K18" chart:label-cell-address="Foglio1.B18:Foglio1.B18" chart:class="chart:bar">
            <chart:data-point chart:repeated="3"/>
          </chart:series>
          <chart:series chart:style-name="ch11" chart:values-cell-range-address="Foglio1.I19:Foglio1.K19" chart:label-cell-address="Foglio1.B19:Foglio1.B19" chart:class="chart:bar">
            <chart:data-point chart:repeated="3"/>
          </chart:series>
          <chart:series chart:style-name="ch12" chart:values-cell-range-address="Foglio1.I28:Foglio1.K28" chart:label-cell-address="Foglio1.B28:Foglio1.B28" chart:class="chart:bar">
            <chart:data-point chart:repeated="3"/>
          </chart:series>
          <chart:series chart:style-name="ch13" chart:values-cell-range-address="Foglio1.I20:Foglio1.K20" chart:label-cell-address="Foglio1.B20:Foglio1.B20" chart:class="chart:bar">
            <chart:data-point chart:repeated="3"/>
          </chart:series>
          <chart:series chart:style-name="ch14" chart:values-cell-range-address="Foglio1.I21:Foglio1.K21" chart:label-cell-address="Foglio1.B21:Foglio1.B21" chart:class="chart:bar">
            <chart:data-point chart:repeated="3"/>
          </chart:series>
          <chart:series chart:style-name="ch15" chart:values-cell-range-address="Foglio1.I29:Foglio1.K29" chart:label-cell-address="Foglio1.B29:Foglio1.B29" chart:class="chart:bar">
            <chart:data-point chart:repeated="3"/>
          </chart:series>
          <chart:series chart:style-name="ch16" chart:values-cell-range-address="Foglio1.I30:Foglio1.K30" chart:label-cell-address="Foglio1.B30:Foglio1.B30" chart:class="chart:bar">
            <chart:data-point chart:repeated="3"/>
          </chart:series>
          <chart:series chart:style-name="ch17" chart:values-cell-range-address="Foglio1.I22:Foglio1.K22" chart:label-cell-address="Foglio1.B22:Foglio1.B22" chart:class="chart:bar">
            <chart:data-point chart:repeated="3"/>
          </chart:series>
          <chart:series chart:style-name="ch18" chart:values-cell-range-address="Foglio1.I23:Foglio1.K23" chart:label-cell-address="Foglio1.B23:Foglio1.B23" chart:class="chart:bar">
            <chart:data-point chart:repeated="3"/>
          </chart:series>
          <chart:series chart:style-name="ch19" chart:values-cell-range-address="Foglio1.I24:Foglio1.K24" chart:label-cell-address="Foglio1.B24:Foglio1.B2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4272308">
                <text:p text:id="Foglio1.I27:Foglio1.K27">4272308</text:p>
              </table:table-cell>
              <table:table-cell office:value-type="float" office:value="0">
                <text:p>0</text:p>
              </table:table-cell>
              <table:table-cell office:value-type="float" office:value="4272308">
                <text:p>4272308</text:p>
              </table:table-cell>
            </table:table-row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0">
                <text:p text:id="Foglio1.I18:Foglio1.K1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3129116">
                <text:p text:id="Foglio1.I19:Foglio1.K19">3129116</text:p>
              </table:table-cell>
              <table:table-cell office:value-type="float" office:value="0">
                <text:p>0</text:p>
              </table:table-cell>
              <table:table-cell office:value-type="float" office:value="3129116">
                <text:p>3129116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I28:Foglio1.K28">0</text:p>
              </table:table-cell>
              <table:table-cell office:value-type="float" office:value="3585271">
                <text:p>3585271</text:p>
              </table:table-cell>
              <table:table-cell office:value-type="float" office:value="3585271">
                <text:p>3585271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I20:Foglio1.K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118544">
                <text:p text:id="Foglio1.I21:Foglio1.K21">118544</text:p>
              </table:table-cell>
              <table:table-cell office:value-type="float" office:value="118544">
                <text:p>118544</text:p>
              </table:table-cell>
              <table:table-cell office:value-type="float" office:value="237088">
                <text:p>237088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4034375">
                <text:p text:id="Foglio1.I29:Foglio1.K29">4034375</text:p>
              </table:table-cell>
              <table:table-cell office:value-type="float" office:value="0">
                <text:p>0</text:p>
              </table:table-cell>
              <table:table-cell office:value-type="float" office:value="4034375">
                <text:p>4034375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278">
                <text:p text:id="Foglio1.I30:Foglio1.K30">1278</text:p>
              </table:table-cell>
              <table:table-cell office:value-type="float" office:value="0">
                <text:p>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118544">
                <text:p text:id="Foglio1.I22:Foglio1.K22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0">
                <text:p text:id="Foglio1.I23:Foglio1.K2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I24:Foglio1.K24">0</text:p>
              </table:table-cell>
              <table:table-cell office:value-type="float" office:value="118544">
                <text:p>118544</text:p>
              </table:table-cell>
              <table:table-cell office:value-type="float" office:value="118544">
                <text:p>118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chart-properties chart:solid-type="cylinder"/>
      <style:graphic-properties draw:fill-color="#aecf00"/>
      <style:text-properties fo:font-size="6pt" style:font-size-asian="6pt" style:font-size-complex="6pt"/>
    </style:style>
    <style:style style:name="ch17" style:family="chart" style:data-style-name="N0">
      <style:chart-properties chart:solid-type="cylinder"/>
      <style:graphic-properties draw:fill-color="#4b1f6f"/>
      <style:text-properties fo:font-size="6pt" style:font-size-asian="6pt" style:font-size-complex="6pt"/>
    </style:style>
    <style:style style:name="ch18" style:family="chart" style:data-style-name="N0">
      <style:chart-properties chart:solid-type="cylinder"/>
      <style:graphic-properties draw:fill-color="#ff950e"/>
      <style:text-properties fo:font-size="6pt" style:font-size-asian="6pt" style:font-size-complex="6pt"/>
    </style:style>
    <style:style style:name="ch19" style:family="chart" style:data-style-name="N0">
      <style:chart-properties chart:solid-type="cylinder"/>
      <style:graphic-properties draw:fill-color="#c5000b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492cm" svg:height="16.449cm" xlink:href=".." chart:class="chart:bar" chart:style-name="ch1">
        <chart:title svg:x="12.663cm" svg:y="0.329cm" chart:style-name="ch2">
          <text:p>grafico cnr 2005 with Combiner</text:p>
        </chart:title>
        <chart:subtitle svg:x="13.642cm" svg:y="1.16cm" chart:style-name="ch3">
          <text:p>Map-Reduce framework</text:p>
        </chart:subtitle>
        <chart:legend chart:legend-position="end" svg:x="26.377cm" svg:y="6.067cm" chart:style-name="ch4"/>
        <chart:plot-area chart:style-name="ch5" table:cell-range-address="Foglio1.C2:Foglio1.E2 Foglio1.B27:Foglio1.B30 Foglio1.L27:Foglio1.N30 Foglio1.B18:Foglio1.B24 Foglio1.L18:Foglio1.N24" chart:data-source-has-labels="both" svg:x="0.629cm" svg:y="1.939cm" svg:width="25.12cm" svg:height="13.8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L27:Foglio1.N27" chart:label-cell-address="Foglio1.B27:Foglio1.B27" chart:class="chart:bar">
            <chart:data-point chart:repeated="3"/>
          </chart:series>
          <chart:series chart:style-name="ch10" chart:values-cell-range-address="Foglio1.L18:Foglio1.N18" chart:label-cell-address="Foglio1.B18:Foglio1.B18" chart:class="chart:bar">
            <chart:data-point chart:repeated="3"/>
          </chart:series>
          <chart:series chart:style-name="ch11" chart:values-cell-range-address="Foglio1.L19:Foglio1.N19" chart:label-cell-address="Foglio1.B19:Foglio1.B19" chart:class="chart:bar">
            <chart:data-point chart:repeated="3"/>
          </chart:series>
          <chart:series chart:style-name="ch12" chart:values-cell-range-address="Foglio1.L28:Foglio1.N28" chart:label-cell-address="Foglio1.B28:Foglio1.B28" chart:class="chart:bar">
            <chart:data-point chart:repeated="3"/>
          </chart:series>
          <chart:series chart:style-name="ch13" chart:values-cell-range-address="Foglio1.L20:Foglio1.N20" chart:label-cell-address="Foglio1.B20:Foglio1.B20" chart:class="chart:bar">
            <chart:data-point chart:repeated="3"/>
          </chart:series>
          <chart:series chart:style-name="ch14" chart:values-cell-range-address="Foglio1.L21:Foglio1.N21" chart:label-cell-address="Foglio1.B21:Foglio1.B21" chart:class="chart:bar">
            <chart:data-point chart:repeated="3"/>
          </chart:series>
          <chart:series chart:style-name="ch15" chart:values-cell-range-address="Foglio1.L29:Foglio1.N29" chart:label-cell-address="Foglio1.B29:Foglio1.B29" chart:class="chart:bar">
            <chart:data-point chart:repeated="3"/>
          </chart:series>
          <chart:series chart:style-name="ch16" chart:values-cell-range-address="Foglio1.L30:Foglio1.N30" chart:label-cell-address="Foglio1.B30:Foglio1.B30" chart:class="chart:bar">
            <chart:data-point chart:repeated="3"/>
          </chart:series>
          <chart:series chart:style-name="ch17" chart:values-cell-range-address="Foglio1.L22:Foglio1.N22" chart:label-cell-address="Foglio1.B22:Foglio1.B22" chart:class="chart:bar">
            <chart:data-point chart:repeated="3"/>
          </chart:series>
          <chart:series chart:style-name="ch18" chart:values-cell-range-address="Foglio1.L23:Foglio1.N23" chart:label-cell-address="Foglio1.B23:Foglio1.B23" chart:class="chart:bar">
            <chart:data-point chart:repeated="3"/>
          </chart:series>
          <chart:series chart:style-name="ch19" chart:values-cell-range-address="Foglio1.L24:Foglio1.N24" chart:label-cell-address="Foglio1.B24:Foglio1.B2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4273443">
                <text:p text:id="Foglio1.L27:Foglio1.N27">4273443</text:p>
              </table:table-cell>
              <table:table-cell office:value-type="float" office:value="0">
                <text:p>0</text:p>
              </table:table-cell>
              <table:table-cell office:value-type="float" office:value="4273443">
                <text:p>4273443</text:p>
              </table:table-cell>
            </table:table-row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118571">
                <text:p text:id="Foglio1.L18:Foglio1.N18">118571</text:p>
              </table:table-cell>
              <table:table-cell office:value-type="float" office:value="0">
                <text:p>0</text:p>
              </table:table-cell>
              <table:table-cell office:value-type="float" office:value="118571">
                <text:p>118571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3129116">
                <text:p text:id="Foglio1.L19:Foglio1.N19">3129116</text:p>
              </table:table-cell>
              <table:table-cell office:value-type="float" office:value="0">
                <text:p>0</text:p>
              </table:table-cell>
              <table:table-cell office:value-type="float" office:value="3129116">
                <text:p>3129116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L28:Foglio1.N28">0</text:p>
              </table:table-cell>
              <table:table-cell office:value-type="float" office:value="4273443">
                <text:p>4273443</text:p>
              </table:table-cell>
              <table:table-cell office:value-type="float" office:value="4273443">
                <text:p>4273443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L20:Foglio1.N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118571">
                <text:p text:id="Foglio1.L21:Foglio1.N21">118571</text:p>
              </table:table-cell>
              <table:table-cell office:value-type="float" office:value="118571">
                <text:p>118571</text:p>
              </table:table-cell>
              <table:table-cell office:value-type="float" office:value="237142">
                <text:p>237142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4034376">
                <text:p text:id="Foglio1.L29:Foglio1.N29">4034376</text:p>
              </table:table-cell>
              <table:table-cell office:value-type="float" office:value="0">
                <text:p>0</text:p>
              </table:table-cell>
              <table:table-cell office:value-type="float" office:value="4034376">
                <text:p>4034376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278">
                <text:p text:id="Foglio1.L30:Foglio1.N30">1278</text:p>
              </table:table-cell>
              <table:table-cell office:value-type="float" office:value="0">
                <text:p>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118544">
                <text:p text:id="Foglio1.L22:Foglio1.N22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118544">
                <text:p text:id="Foglio1.L23:Foglio1.N23">118544</text:p>
              </table:table-cell>
              <table:table-cell office:value-type="float" office:value="0">
                <text:p>0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L24:Foglio1.N24">0</text:p>
              </table:table-cell>
              <table:table-cell office:value-type="float" office:value="118571">
                <text:p>118571</text:p>
              </table:table-cell>
              <table:table-cell office:value-type="float" office:value="118571">
                <text:p>11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chart-properties chart:solid-type="cylinder"/>
      <style:graphic-properties draw:fill-color="#aecf00"/>
      <style:text-properties fo:font-size="6pt" style:font-size-asian="6pt" style:font-size-complex="6pt"/>
    </style:style>
    <style:style style:name="ch17" style:family="chart" style:data-style-name="N0">
      <style:chart-properties chart:solid-type="cylinder"/>
      <style:graphic-properties draw:fill-color="#4b1f6f"/>
      <style:text-properties fo:font-size="6pt" style:font-size-asian="6pt" style:font-size-complex="6pt"/>
    </style:style>
    <style:style style:name="ch18" style:family="chart" style:data-style-name="N0">
      <style:chart-properties chart:solid-type="cylinder"/>
      <style:graphic-properties draw:fill-color="#ff950e"/>
      <style:text-properties fo:font-size="6pt" style:font-size-asian="6pt" style:font-size-complex="6pt"/>
    </style:style>
    <style:style style:name="ch19" style:family="chart" style:data-style-name="N0">
      <style:chart-properties chart:solid-type="cylinder"/>
      <style:graphic-properties draw:fill-color="#c5000b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492cm" svg:height="16.449cm" xlink:href=".." chart:class="chart:bar" chart:style-name="ch1">
        <chart:title svg:x="12.544cm" svg:y="0.329cm" chart:style-name="ch2">
          <text:p>grafico dutchElite with Combiner</text:p>
        </chart:title>
        <chart:subtitle svg:x="13.642cm" svg:y="1.16cm" chart:style-name="ch3">
          <text:p>Map-Reduce framework</text:p>
        </chart:subtitle>
        <chart:legend chart:legend-position="end" svg:x="26.377cm" svg:y="6.067cm" chart:style-name="ch4"/>
        <chart:plot-area chart:style-name="ch5" table:cell-range-address="Foglio1.C2:Foglio1.E2 Foglio1.B27:Foglio1.B30 Foglio1.F27:Foglio1.H30 Foglio1.B18:Foglio1.B24 Foglio1.F18:Foglio1.H24" chart:data-source-has-labels="both" svg:x="0.629cm" svg:y="1.939cm" svg:width="25.12cm" svg:height="13.8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F27:Foglio1.H27" chart:label-cell-address="Foglio1.B27:Foglio1.B27" chart:class="chart:bar">
            <chart:data-point chart:repeated="3"/>
          </chart:series>
          <chart:series chart:style-name="ch10" chart:values-cell-range-address="Foglio1.F18:Foglio1.H18" chart:label-cell-address="Foglio1.B18:Foglio1.B18" chart:class="chart:bar">
            <chart:data-point chart:repeated="3"/>
          </chart:series>
          <chart:series chart:style-name="ch11" chart:values-cell-range-address="Foglio1.F19:Foglio1.H19" chart:label-cell-address="Foglio1.B19:Foglio1.B19" chart:class="chart:bar">
            <chart:data-point chart:repeated="3"/>
          </chart:series>
          <chart:series chart:style-name="ch12" chart:values-cell-range-address="Foglio1.F28:Foglio1.H28" chart:label-cell-address="Foglio1.B28:Foglio1.B28" chart:class="chart:bar">
            <chart:data-point chart:repeated="3"/>
          </chart:series>
          <chart:series chart:style-name="ch13" chart:values-cell-range-address="Foglio1.F20:Foglio1.H20" chart:label-cell-address="Foglio1.B20:Foglio1.B20" chart:class="chart:bar">
            <chart:data-point chart:repeated="3"/>
          </chart:series>
          <chart:series chart:style-name="ch14" chart:values-cell-range-address="Foglio1.F21:Foglio1.H21" chart:label-cell-address="Foglio1.B21:Foglio1.B21" chart:class="chart:bar">
            <chart:data-point chart:repeated="3"/>
          </chart:series>
          <chart:series chart:style-name="ch15" chart:values-cell-range-address="Foglio1.F29:Foglio1.H29" chart:label-cell-address="Foglio1.B29:Foglio1.B29" chart:class="chart:bar">
            <chart:data-point chart:repeated="3"/>
          </chart:series>
          <chart:series chart:style-name="ch16" chart:values-cell-range-address="Foglio1.F30:Foglio1.H30" chart:label-cell-address="Foglio1.B30:Foglio1.B30" chart:class="chart:bar">
            <chart:data-point chart:repeated="3"/>
          </chart:series>
          <chart:series chart:style-name="ch17" chart:values-cell-range-address="Foglio1.F22:Foglio1.H22" chart:label-cell-address="Foglio1.B22:Foglio1.B22" chart:class="chart:bar">
            <chart:data-point chart:repeated="3"/>
          </chart:series>
          <chart:series chart:style-name="ch18" chart:values-cell-range-address="Foglio1.F23:Foglio1.H23" chart:label-cell-address="Foglio1.B23:Foglio1.B23" chart:class="chart:bar">
            <chart:data-point chart:repeated="3"/>
          </chart:series>
          <chart:series chart:style-name="ch19" chart:values-cell-range-address="Foglio1.F24:Foglio1.H24" chart:label-cell-address="Foglio1.B24:Foglio1.B2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91819">
                <text:p text:id="Foglio1.F27:Foglio1.H27">91819</text:p>
              </table:table-cell>
              <table:table-cell office:value-type="float" office:value="0">
                <text:p>0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4792">
                <text:p text:id="Foglio1.F18:Foglio1.H18">4792</text:p>
              </table:table-cell>
              <table:table-cell office:value-type="float" office:value="0">
                <text:p>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5236">
                <text:p text:id="Foglio1.F19:Foglio1.H19">5236</text:p>
              </table:table-cell>
              <table:table-cell office:value-type="float" office:value="0">
                <text:p>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F28:Foglio1.H28">0</text:p>
              </table:table-cell>
              <table:table-cell office:value-type="float" office:value="91819">
                <text:p>91819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F20:Foglio1.H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4792">
                <text:p text:id="Foglio1.F21:Foglio1.H21">4792</text:p>
              </table:table-cell>
              <table:table-cell office:value-type="float" office:value="4792">
                <text:p>4792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81234">
                <text:p text:id="Foglio1.F29:Foglio1.H29">81234</text:p>
              </table:table-cell>
              <table:table-cell office:value-type="float" office:value="0">
                <text:p>0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176">
                <text:p text:id="Foglio1.F30:Foglio1.H30">1176</text:p>
              </table:table-cell>
              <table:table-cell office:value-type="float" office:value="0">
                <text:p>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4768">
                <text:p text:id="Foglio1.F22:Foglio1.H22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4768">
                <text:p text:id="Foglio1.F23:Foglio1.H23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F24:Foglio1.H24">0</text:p>
              </table:table-cell>
              <table:table-cell office:value-type="float" office:value="4792">
                <text:p>4792</text:p>
              </table:table-cell>
              <table:table-cell office:value-type="float" office:value="4792">
                <text:p>47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chart-properties chart:solid-type="cylinder"/>
      <style:graphic-properties draw:fill-color="#aecf00"/>
      <style:text-properties fo:font-size="6pt" style:font-size-asian="6pt" style:font-size-complex="6pt"/>
    </style:style>
    <style:style style:name="ch17" style:family="chart" style:data-style-name="N0">
      <style:chart-properties chart:solid-type="cylinder"/>
      <style:graphic-properties draw:fill-color="#4b1f6f"/>
      <style:text-properties fo:font-size="6pt" style:font-size-asian="6pt" style:font-size-complex="6pt"/>
    </style:style>
    <style:style style:name="ch18" style:family="chart" style:data-style-name="N0">
      <style:chart-properties chart:solid-type="cylinder"/>
      <style:graphic-properties draw:fill-color="#ff950e"/>
      <style:text-properties fo:font-size="6pt" style:font-size-asian="6pt" style:font-size-complex="6pt"/>
    </style:style>
    <style:style style:name="ch19" style:family="chart" style:data-style-name="N0">
      <style:chart-properties chart:solid-type="cylinder"/>
      <style:graphic-properties draw:fill-color="#c5000b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492cm" svg:height="16.449cm" xlink:href=".." chart:class="chart:bar" chart:row-mapping="0 4 5 1 6 7 2 3 8 9 10" chart:style-name="ch1">
        <chart:title svg:x="12.24cm" svg:y="0.329cm" chart:style-name="ch2">
          <text:p>grafico dutchElite without Combiner</text:p>
        </chart:title>
        <chart:subtitle svg:x="13.642cm" svg:y="1.16cm" chart:style-name="ch3">
          <text:p>Map-Reduce framework</text:p>
        </chart:subtitle>
        <chart:legend chart:legend-position="end" svg:x="26.377cm" svg:y="6.067cm" chart:style-name="ch4"/>
        <chart:plot-area chart:style-name="ch5" table:cell-range-address="Foglio1.C2:Foglio1.E2 Foglio1.B27:Foglio1.E30 Foglio1.B18:Foglio1.E24" chart:data-source-has-labels="both" svg:x="0.629cm" svg:y="1.939cm" svg:width="25.12cm" svg:height="13.8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C27:Foglio1.E27" chart:label-cell-address="Foglio1.B27:Foglio1.B27" chart:class="chart:bar">
            <chart:data-point chart:repeated="3"/>
          </chart:series>
          <chart:series chart:style-name="ch10" chart:values-cell-range-address="Foglio1.C18:Foglio1.E18" chart:label-cell-address="Foglio1.B18:Foglio1.B18" chart:class="chart:bar">
            <chart:data-point chart:repeated="3"/>
          </chart:series>
          <chart:series chart:style-name="ch11" chart:values-cell-range-address="Foglio1.C19:Foglio1.E19" chart:label-cell-address="Foglio1.B19:Foglio1.B19" chart:class="chart:bar">
            <chart:data-point chart:repeated="3"/>
          </chart:series>
          <chart:series chart:style-name="ch12" chart:values-cell-range-address="Foglio1.C28:Foglio1.E28" chart:label-cell-address="Foglio1.B28:Foglio1.B28" chart:class="chart:bar">
            <chart:data-point chart:repeated="3"/>
          </chart:series>
          <chart:series chart:style-name="ch13" chart:values-cell-range-address="Foglio1.C20:Foglio1.E20" chart:label-cell-address="Foglio1.B20:Foglio1.B20" chart:class="chart:bar">
            <chart:data-point chart:repeated="3"/>
          </chart:series>
          <chart:series chart:style-name="ch14" chart:values-cell-range-address="Foglio1.C21:Foglio1.E21" chart:label-cell-address="Foglio1.B21:Foglio1.B21" chart:class="chart:bar">
            <chart:data-point chart:repeated="3"/>
          </chart:series>
          <chart:series chart:style-name="ch15" chart:values-cell-range-address="Foglio1.C29:Foglio1.E29" chart:label-cell-address="Foglio1.B29:Foglio1.B29" chart:class="chart:bar">
            <chart:data-point chart:repeated="3"/>
          </chart:series>
          <chart:series chart:style-name="ch16" chart:values-cell-range-address="Foglio1.C30:Foglio1.E30" chart:label-cell-address="Foglio1.B30:Foglio1.B30" chart:class="chart:bar">
            <chart:data-point chart:repeated="3"/>
          </chart:series>
          <chart:series chart:style-name="ch17" chart:values-cell-range-address="Foglio1.C22:Foglio1.E22" chart:label-cell-address="Foglio1.B22:Foglio1.B22" chart:class="chart:bar">
            <chart:data-point chart:repeated="3"/>
          </chart:series>
          <chart:series chart:style-name="ch18" chart:values-cell-range-address="Foglio1.C23:Foglio1.E23" chart:label-cell-address="Foglio1.B23:Foglio1.B23" chart:class="chart:bar">
            <chart:data-point chart:repeated="3"/>
          </chart:series>
          <chart:series chart:style-name="ch19" chart:values-cell-range-address="Foglio1.C24:Foglio1.E24" chart:label-cell-address="Foglio1.B24:Foglio1.B2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27:Foglio1.B27">Map output materialized bytes</text:p>
              </table:table-cell>
              <table:table-cell office:value-type="float" office:value="90822">
                <text:p text:id="Foglio1.C27:Foglio1.E27">90822</text:p>
              </table:table-cell>
              <table:table-cell office:value-type="float" office:value="0">
                <text:p>0</text:p>
              </table:table-cell>
              <table:table-cell office:value-type="float" office:value="90822">
                <text:p>90822</text:p>
              </table:table-cell>
            </table:table-row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0">
                <text:p text:id="Foglio1.C18:Foglio1.E1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5236">
                <text:p text:id="Foglio1.C19:Foglio1.E19">5236</text:p>
              </table:table-cell>
              <table:table-cell office:value-type="float" office:value="0">
                <text:p>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 text:id="Foglio1.B28:Foglio1.B28">Reduce shuffle bytes</text:p>
              </table:table-cell>
              <table:table-cell office:value-type="float" office:value="0">
                <text:p text:id="Foglio1.C28:Foglio1.E28">0</text:p>
              </table:table-cell>
              <table:table-cell office:value-type="float" office:value="90822">
                <text:p>90822</text:p>
              </table:table-cell>
              <table:table-cell office:value-type="float" office:value="90822">
                <text:p>90822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C20:Foglio1.E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4768">
                <text:p text:id="Foglio1.C21:Foglio1.E21">4768</text:p>
              </table:table-cell>
              <table:table-cell office:value-type="float" office:value="4768">
                <text:p>4768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 text:id="Foglio1.B29:Foglio1.B29">Map output bytes</text:p>
              </table:table-cell>
              <table:table-cell office:value-type="float" office:value="81234">
                <text:p text:id="Foglio1.C29:Foglio1.E29">81234</text:p>
              </table:table-cell>
              <table:table-cell office:value-type="float" office:value="0">
                <text:p>0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 text:id="Foglio1.B30:Foglio1.B30">SPLIT_RAW_BYTES</text:p>
              </table:table-cell>
              <table:table-cell office:value-type="float" office:value="1176">
                <text:p text:id="Foglio1.C30:Foglio1.E30">1176</text:p>
              </table:table-cell>
              <table:table-cell office:value-type="float" office:value="0">
                <text:p>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4768">
                <text:p text:id="Foglio1.C22:Foglio1.E22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0">
                <text:p text:id="Foglio1.C23:Foglio1.E2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C24:Foglio1.E24">0</text:p>
              </table:table-cell>
              <table:table-cell office:value-type="float" office:value="4768">
                <text:p>4768</text:p>
              </table:table-cell>
              <table:table-cell office:value-type="float" office:value="4768">
                <text:p>47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17cm" svg:height="14.707cm" xlink:href=".." chart:class="chart:bar" chart:style-name="ch1">
        <chart:title svg:x="9.306cm" svg:y="0.295cm" chart:style-name="ch2">
          <text:p>grafico dutchElite with Combiner</text:p>
        </chart:title>
        <chart:subtitle svg:x="9.624cm" svg:y="1.092cm" chart:style-name="ch3">
          <text:p>Map-Reduce Framework records</text:p>
        </chart:subtitle>
        <chart:legend chart:legend-position="end" svg:x="20.771cm" svg:y="5.946cm" chart:style-name="ch4"/>
        <chart:plot-area chart:style-name="ch5" table:cell-range-address="Foglio1.C2:Foglio1.E2 Foglio1.B18:Foglio1.B24 Foglio1.F18:Foglio1.H24" chart:data-source-has-labels="both" svg:x="0.5cm" svg:y="1.837cm" svg:width="19.772cm" svg:height="12.2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F18:Foglio1.H18" chart:label-cell-address="Foglio1.B18:Foglio1.B18" chart:class="chart:bar">
            <chart:data-point chart:repeated="3"/>
          </chart:series>
          <chart:series chart:style-name="ch10" chart:values-cell-range-address="Foglio1.F19:Foglio1.H19" chart:label-cell-address="Foglio1.B19:Foglio1.B19" chart:class="chart:bar">
            <chart:data-point chart:repeated="3"/>
          </chart:series>
          <chart:series chart:style-name="ch11" chart:values-cell-range-address="Foglio1.F20:Foglio1.H20" chart:label-cell-address="Foglio1.B20:Foglio1.B20" chart:class="chart:bar">
            <chart:data-point chart:repeated="3"/>
          </chart:series>
          <chart:series chart:style-name="ch12" chart:values-cell-range-address="Foglio1.F21:Foglio1.H21" chart:label-cell-address="Foglio1.B21:Foglio1.B21" chart:class="chart:bar">
            <chart:data-point chart:repeated="3"/>
          </chart:series>
          <chart:series chart:style-name="ch13" chart:values-cell-range-address="Foglio1.F22:Foglio1.H22" chart:label-cell-address="Foglio1.B22:Foglio1.B22" chart:class="chart:bar">
            <chart:data-point chart:repeated="3"/>
          </chart:series>
          <chart:series chart:style-name="ch14" chart:values-cell-range-address="Foglio1.F23:Foglio1.H23" chart:label-cell-address="Foglio1.B23:Foglio1.B23" chart:class="chart:bar">
            <chart:data-point chart:repeated="3"/>
          </chart:series>
          <chart:series chart:style-name="ch15" chart:values-cell-range-address="Foglio1.F24:Foglio1.H24" chart:label-cell-address="Foglio1.B24:Foglio1.B2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4792">
                <text:p text:id="Foglio1.F18:Foglio1.H18">4792</text:p>
              </table:table-cell>
              <table:table-cell office:value-type="float" office:value="0">
                <text:p>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5236">
                <text:p text:id="Foglio1.F19:Foglio1.H19">5236</text:p>
              </table:table-cell>
              <table:table-cell office:value-type="float" office:value="0">
                <text:p>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F20:Foglio1.H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4792">
                <text:p text:id="Foglio1.F21:Foglio1.H21">4792</text:p>
              </table:table-cell>
              <table:table-cell office:value-type="float" office:value="4792">
                <text:p>4792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4768">
                <text:p text:id="Foglio1.F22:Foglio1.H22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4768">
                <text:p text:id="Foglio1.F23:Foglio1.H23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F24:Foglio1.H24">0</text:p>
              </table:table-cell>
              <table:table-cell office:value-type="float" office:value="4792">
                <text:p>4792</text:p>
              </table:table-cell>
              <table:table-cell office:value-type="float" office:value="4792">
                <text:p>4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719cm" svg:height="14.707cm" xlink:href=".." chart:class="chart:bar" chart:style-name="ch1">
        <chart:title svg:x="11.157cm" svg:y="0.295cm" chart:style-name="ch2">
          <text:p>grafico dutchElite with Combiner</text:p>
        </chart:title>
        <chart:subtitle svg:x="11.475cm" svg:y="1.092cm" chart:style-name="ch3">
          <text:p>Map-Reduce Framework records</text:p>
        </chart:subtitle>
        <chart:legend chart:legend-position="end" svg:x="24.399cm" svg:y="5.946cm" chart:style-name="ch4"/>
        <chart:plot-area chart:style-name="ch5" table:cell-range-address="Foglio1.C2:Foglio1.E2 Foglio1.B18:Foglio1.B24 Foglio1.F18:Foglio1.H24" chart:data-source-has-labels="both" svg:x="0.574cm" svg:y="1.837cm" svg:width="23.252cm" svg:height="12.2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F18:Foglio1.H18" chart:label-cell-address="Foglio1.B18:Foglio1.B18" chart:class="chart:bar">
            <chart:data-point chart:repeated="3"/>
          </chart:series>
          <chart:series chart:style-name="ch10" chart:values-cell-range-address="Foglio1.F19:Foglio1.H19" chart:label-cell-address="Foglio1.B19:Foglio1.B19" chart:class="chart:bar">
            <chart:data-point chart:repeated="3"/>
          </chart:series>
          <chart:series chart:style-name="ch11" chart:values-cell-range-address="Foglio1.F20:Foglio1.H20" chart:label-cell-address="Foglio1.B20:Foglio1.B20" chart:class="chart:bar">
            <chart:data-point chart:repeated="3"/>
          </chart:series>
          <chart:series chart:style-name="ch12" chart:values-cell-range-address="Foglio1.F21:Foglio1.H21" chart:label-cell-address="Foglio1.B21:Foglio1.B21" chart:class="chart:bar">
            <chart:data-point chart:repeated="3"/>
          </chart:series>
          <chart:series chart:style-name="ch13" chart:values-cell-range-address="Foglio1.F22:Foglio1.H22" chart:label-cell-address="Foglio1.B22:Foglio1.B22" chart:class="chart:bar">
            <chart:data-point chart:repeated="3"/>
          </chart:series>
          <chart:series chart:style-name="ch14" chart:values-cell-range-address="Foglio1.F23:Foglio1.H23" chart:label-cell-address="Foglio1.B23:Foglio1.B23" chart:class="chart:bar">
            <chart:data-point chart:repeated="3"/>
          </chart:series>
          <chart:series chart:style-name="ch15" chart:values-cell-range-address="Foglio1.F24:Foglio1.H24" chart:label-cell-address="Foglio1.B24:Foglio1.B2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4792">
                <text:p text:id="Foglio1.F18:Foglio1.H18">4792</text:p>
              </table:table-cell>
              <table:table-cell office:value-type="float" office:value="0">
                <text:p>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5236">
                <text:p text:id="Foglio1.F19:Foglio1.H19">5236</text:p>
              </table:table-cell>
              <table:table-cell office:value-type="float" office:value="0">
                <text:p>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F20:Foglio1.H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4792">
                <text:p text:id="Foglio1.F21:Foglio1.H21">4792</text:p>
              </table:table-cell>
              <table:table-cell office:value-type="float" office:value="4792">
                <text:p>4792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4768">
                <text:p text:id="Foglio1.F22:Foglio1.H22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4768">
                <text:p text:id="Foglio1.F23:Foglio1.H23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F24:Foglio1.H24">0</text:p>
              </table:table-cell>
              <table:table-cell office:value-type="float" office:value="4792">
                <text:p>4792</text:p>
              </table:table-cell>
              <table:table-cell office:value-type="float" office:value="4792">
                <text:p>47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/>
      <style:graphic-properties draw:fill-color="#314004"/>
      <style:text-properties fo:font-size="6pt" style:font-size-asian="6pt" style:font-size-complex="6pt"/>
    </style:style>
    <style:style style:name="ch10" style:family="chart" style:data-style-name="N0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0">
      <style:chart-properties chart:solid-type="cylinder"/>
      <style:graphic-properties draw:stroke="none" draw:fill-color="#ff420e" dr3d:edge-rounding="5%"/>
      <style:text-properties fo:font-size="6pt" style:font-size-asian="6pt" style:font-size-complex="6pt"/>
    </style:style>
    <style:style style:name="ch12" style:family="chart" style:data-style-name="N0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3" style:family="chart" style:data-style-name="N0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chart-properties chart:solid-type="cylinder"/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719cm" svg:height="14.707cm" xlink:href=".." chart:class="chart:bar" chart:style-name="ch1">
        <chart:title svg:x="10.853cm" svg:y="0.295cm" chart:style-name="ch2">
          <text:p>grafico dutchElite without Combiner</text:p>
        </chart:title>
        <chart:subtitle svg:x="11.475cm" svg:y="1.092cm" chart:style-name="ch3">
          <text:p>Map-Reduce Framework records</text:p>
        </chart:subtitle>
        <chart:legend chart:legend-position="end" svg:x="24.399cm" svg:y="5.946cm" chart:style-name="ch4"/>
        <chart:plot-area chart:style-name="ch5" table:cell-range-address="Foglio1.C2:Foglio1.E2 Foglio1.B18:Foglio1.E24" chart:data-source-has-labels="both" svg:x="0.574cm" svg:y="1.837cm" svg:width="23.252cm" svg:height="12.2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oglio1.C2:Foglio1.E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Foglio1.C18:Foglio1.E18" chart:label-cell-address="Foglio1.B18:Foglio1.B18" chart:class="chart:bar">
            <chart:data-point chart:repeated="3"/>
          </chart:series>
          <chart:series chart:style-name="ch10" chart:values-cell-range-address="Foglio1.C19:Foglio1.E19" chart:label-cell-address="Foglio1.B19:Foglio1.B19" chart:class="chart:bar">
            <chart:data-point chart:repeated="3"/>
          </chart:series>
          <chart:series chart:style-name="ch11" chart:values-cell-range-address="Foglio1.C20:Foglio1.E20" chart:label-cell-address="Foglio1.B20:Foglio1.B20" chart:class="chart:bar">
            <chart:data-point chart:repeated="3"/>
          </chart:series>
          <chart:series chart:style-name="ch12" chart:values-cell-range-address="Foglio1.C21:Foglio1.E21" chart:label-cell-address="Foglio1.B21:Foglio1.B21" chart:class="chart:bar">
            <chart:data-point chart:repeated="3"/>
          </chart:series>
          <chart:series chart:style-name="ch13" chart:values-cell-range-address="Foglio1.C22:Foglio1.E22" chart:label-cell-address="Foglio1.B22:Foglio1.B22" chart:class="chart:bar">
            <chart:data-point chart:repeated="3"/>
          </chart:series>
          <chart:series chart:style-name="ch14" chart:values-cell-range-address="Foglio1.C23:Foglio1.E23" chart:label-cell-address="Foglio1.B23:Foglio1.B23" chart:class="chart:bar">
            <chart:data-point chart:repeated="3"/>
          </chart:series>
          <chart:series chart:style-name="ch15" chart:values-cell-range-address="Foglio1.C24:Foglio1.E24" chart:label-cell-address="Foglio1.B24:Foglio1.B2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:Foglio1.E2">Map</text:p>
              </table:table-cell>
              <table:table-cell office:value-type="string">
                <text:p>Redu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 text:id="Foglio1.B18:Foglio1.B18">Combine output records</text:p>
              </table:table-cell>
              <table:table-cell office:value-type="float" office:value="0">
                <text:p text:id="Foglio1.C18:Foglio1.E1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19:Foglio1.B19">Map input records</text:p>
              </table:table-cell>
              <table:table-cell office:value-type="float" office:value="5236">
                <text:p text:id="Foglio1.C19:Foglio1.E19">5236</text:p>
              </table:table-cell>
              <table:table-cell office:value-type="float" office:value="0">
                <text:p>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 text:id="Foglio1.B20:Foglio1.B20">Reduce output records</text:p>
              </table:table-cell>
              <table:table-cell office:value-type="float" office:value="0">
                <text:p text:id="Foglio1.C20:Foglio1.E20"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Foglio1.B21:Foglio1.B21">Spilled Records</text:p>
              </table:table-cell>
              <table:table-cell office:value-type="float" office:value="4768">
                <text:p text:id="Foglio1.C21:Foglio1.E21">4768</text:p>
              </table:table-cell>
              <table:table-cell office:value-type="float" office:value="4768">
                <text:p>4768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 text:id="Foglio1.B22:Foglio1.B22">Map output records</text:p>
              </table:table-cell>
              <table:table-cell office:value-type="float" office:value="4768">
                <text:p text:id="Foglio1.C22:Foglio1.E22">4768</text:p>
              </table:table-cell>
              <table:table-cell office:value-type="float" office:value="0">
                <text:p>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 text:id="Foglio1.B23:Foglio1.B23">Combine input records</text:p>
              </table:table-cell>
              <table:table-cell office:value-type="float" office:value="0">
                <text:p text:id="Foglio1.C23:Foglio1.E2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Foglio1.B24:Foglio1.B24">Reduce input records</text:p>
              </table:table-cell>
              <table:table-cell office:value-type="float" office:value="0">
                <text:p text:id="Foglio1.C24:Foglio1.E24">0</text:p>
              </table:table-cell>
              <table:table-cell office:value-type="float" office:value="4768">
                <text:p>4768</text:p>
              </table:table-cell>
              <table:table-cell office:value-type="float" office:value="4768">
                <text:p>47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